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graphics"/>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graphics"/>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WDL类.C10" style:family="table-cell">
      <style:table-cell-properties fo:padding="0.0382in" fo:border-left="0.05pt solid #000000" fo:border-right="0.05pt solid #000000" fo:border-top="none" fo:border-bottom="0.05pt solid #000000"/>
    </style:style>
    <style:style style:name="WDL类.C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2b4d3" officeooo:paragraph-rsid="0022b4d3"/>
    </style:style>
    <style:style style:name="P4" style:family="paragraph" style:parent-style-name="Text_20_body">
      <style:text-properties officeooo:rsid="002e8e27" officeooo:paragraph-rsid="002eab26"/>
    </style:style>
    <style:style style:name="P5" style:family="paragraph" style:parent-style-name="Text_20_body">
      <style:text-properties officeooo:rsid="002e8e27" officeooo:paragraph-rsid="0041005d"/>
    </style:style>
    <style:style style:name="P6" style:family="paragraph" style:parent-style-name="Text_20_body">
      <style:text-properties officeooo:rsid="001763b8" officeooo:paragraph-rsid="001763b8"/>
    </style:style>
    <style:style style:name="P7" style:family="paragraph" style:parent-style-name="Text_20_body">
      <style:text-properties officeooo:rsid="00428319" officeooo:paragraph-rsid="00428319"/>
    </style:style>
    <style:style style:name="P8" style:family="paragraph" style:parent-style-name="Text_20_body">
      <style:text-properties officeooo:rsid="00484b9f" officeooo:paragraph-rsid="00484b9f"/>
    </style:style>
    <style:style style:name="P9" style:family="paragraph" style:parent-style-name="Text_20_body">
      <style:text-properties officeooo:rsid="004af774" officeooo:paragraph-rsid="004af774"/>
    </style:style>
    <style:style style:name="P10" style:family="paragraph" style:parent-style-name="Text_20_body">
      <style:text-properties officeooo:rsid="004bad91" officeooo:paragraph-rsid="004bad91"/>
    </style:style>
    <style:style style:name="P11" style:family="paragraph" style:parent-style-name="Text_20_body">
      <style:text-properties officeooo:rsid="004c7926" officeooo:paragraph-rsid="004c7926"/>
    </style:style>
    <style:style style:name="P12" style:family="paragraph" style:parent-style-name="Text_20_body">
      <style:text-properties officeooo:rsid="0050b8f8" officeooo:paragraph-rsid="0050b8f8"/>
    </style:style>
    <style:style style:name="P13" style:family="paragraph" style:parent-style-name="Text_20_body">
      <style:text-properties officeooo:rsid="0057044d" officeooo:paragraph-rsid="0057044d"/>
    </style:style>
    <style:style style:name="P14" style:family="paragraph" style:parent-style-name="Text_20_body">
      <style:text-properties officeooo:rsid="005a7540" officeooo:paragraph-rsid="005a7540"/>
    </style:style>
    <style:style style:name="P15" style:family="paragraph" style:parent-style-name="Text_20_body">
      <style:text-properties officeooo:rsid="005e1ded" officeooo:paragraph-rsid="005e1ded"/>
    </style:style>
    <style:style style:name="P16" style:family="paragraph" style:parent-style-name="Text_20_body">
      <style:text-properties officeooo:rsid="005ea02b" officeooo:paragraph-rsid="005ea02b"/>
    </style:style>
    <style:style style:name="P17" style:family="paragraph" style:parent-style-name="Text_20_body">
      <style:text-properties officeooo:paragraph-rsid="005f6780"/>
    </style:style>
    <style:style style:name="P18" style:family="paragraph" style:parent-style-name="Text_20_body">
      <style:text-properties officeooo:rsid="0067ae21" officeooo:paragraph-rsid="0067ae21"/>
    </style:style>
    <style:style style:name="P19" style:family="paragraph" style:parent-style-name="Text_20_body">
      <style:text-properties officeooo:rsid="00697e31" officeooo:paragraph-rsid="006cd9db"/>
    </style:style>
    <style:style style:name="P20" style:family="paragraph" style:parent-style-name="Text_20_body">
      <style:text-properties officeooo:rsid="006a7a4b" officeooo:paragraph-rsid="006c1c7b"/>
    </style:style>
    <style:style style:name="P21" style:family="paragraph" style:parent-style-name="Text_20_body">
      <style:text-properties officeooo:rsid="00712bae" officeooo:paragraph-rsid="00712bae"/>
    </style:style>
    <style:style style:name="P22" style:family="paragraph" style:parent-style-name="Text_20_body">
      <style:text-properties officeooo:rsid="00462958" officeooo:paragraph-rsid="00462958"/>
    </style:style>
    <style:style style:name="P23" style:family="paragraph" style:parent-style-name="Text_20_body">
      <style:text-properties officeooo:paragraph-rsid="007ce6e9"/>
    </style:style>
    <style:style style:name="P24" style:family="paragraph" style:parent-style-name="Text_20_body">
      <style:text-properties officeooo:rsid="007cf34c" officeooo:paragraph-rsid="007cf34c"/>
    </style:style>
    <style:style style:name="P25" style:family="paragraph" style:parent-style-name="Text_20_body">
      <style:text-properties officeooo:rsid="007f892a" officeooo:paragraph-rsid="007f892a"/>
    </style:style>
    <style:style style:name="P26" style:family="paragraph" style:parent-style-name="Text_20_body">
      <style:text-properties officeooo:rsid="009037df" officeooo:paragraph-rsid="009037df"/>
    </style:style>
    <style:style style:name="P27" style:family="paragraph" style:parent-style-name="Text_20_body">
      <style:text-properties officeooo:rsid="00921532" officeooo:paragraph-rsid="00921532"/>
    </style:style>
    <style:style style:name="P28" style:family="paragraph" style:parent-style-name="Text_20_body">
      <style:text-properties officeooo:rsid="00921532" officeooo:paragraph-rsid="0094692f"/>
    </style:style>
    <style:style style:name="P29" style:family="paragraph" style:parent-style-name="Text_20_body">
      <style:text-properties officeooo:rsid="009a68e6" officeooo:paragraph-rsid="009a68e6"/>
    </style:style>
    <style:style style:name="P30" style:family="paragraph" style:parent-style-name="Text_20_body">
      <style:text-properties officeooo:rsid="009eb577" officeooo:paragraph-rsid="009eb577"/>
    </style:style>
    <style:style style:name="P31" style:family="paragraph" style:parent-style-name="Text_20_body">
      <style:text-properties officeooo:paragraph-rsid="00ac6e54"/>
    </style:style>
    <style:style style:name="P32" style:family="paragraph" style:parent-style-name="Text_20_body">
      <style:text-properties officeooo:paragraph-rsid="00b2636c"/>
    </style:style>
    <style:style style:name="P33" style:family="paragraph" style:parent-style-name="Text_20_body">
      <style:text-properties officeooo:paragraph-rsid="00b424ee"/>
    </style:style>
    <style:style style:name="P34" style:family="paragraph" style:parent-style-name="Text_20_body">
      <style:text-properties officeooo:paragraph-rsid="00b7cd80"/>
    </style:style>
    <style:style style:name="P35" style:family="paragraph" style:parent-style-name="Text_20_body">
      <style:text-properties officeooo:rsid="00b846d9" officeooo:paragraph-rsid="00b846d9"/>
    </style:style>
    <style:style style:name="P36" style:family="paragraph" style:parent-style-name="Text_20_body">
      <style:text-properties officeooo:rsid="00b846d9" officeooo:paragraph-rsid="00b8c4df"/>
    </style:style>
    <style:style style:name="P37" style:family="paragraph" style:parent-style-name="Text_20_body">
      <style:text-properties officeooo:paragraph-rsid="0085c52a"/>
    </style:style>
    <style:style style:name="P38" style:family="paragraph" style:parent-style-name="Text_20_body">
      <style:text-properties officeooo:rsid="00ba8f8b" officeooo:paragraph-rsid="00ba8f8b"/>
    </style:style>
    <style:style style:name="P39" style:family="paragraph" style:parent-style-name="Text_20_body">
      <style:text-properties officeooo:rsid="00ba8f8b" officeooo:paragraph-rsid="00df5d39"/>
    </style:style>
    <style:style style:name="P40" style:family="paragraph" style:parent-style-name="Text_20_body">
      <style:text-properties officeooo:rsid="00c0a136" officeooo:paragraph-rsid="00c0a136"/>
    </style:style>
    <style:style style:name="P41" style:family="paragraph" style:parent-style-name="Text_20_body">
      <style:text-properties officeooo:rsid="00c0e5a5" officeooo:paragraph-rsid="00c0e5a5"/>
    </style:style>
    <style:style style:name="P42" style:family="paragraph" style:parent-style-name="Text_20_body">
      <style:text-properties officeooo:rsid="00c21a8c" officeooo:paragraph-rsid="00c21a8c"/>
    </style:style>
    <style:style style:name="P43" style:family="paragraph" style:parent-style-name="Text_20_body">
      <style:text-properties officeooo:rsid="00c31241" officeooo:paragraph-rsid="00c31241"/>
    </style:style>
    <style:style style:name="P44" style:family="paragraph" style:parent-style-name="Text_20_body">
      <style:text-properties officeooo:rsid="00c681b4" officeooo:paragraph-rsid="00c681b4"/>
    </style:style>
    <style:style style:name="P45" style:family="paragraph" style:parent-style-name="Text_20_body">
      <style:text-properties officeooo:rsid="00c8db08" officeooo:paragraph-rsid="00c8db08"/>
    </style:style>
    <style:style style:name="P46" style:family="paragraph" style:parent-style-name="Text_20_body">
      <style:text-properties officeooo:rsid="00cda072" officeooo:paragraph-rsid="00cda072"/>
    </style:style>
    <style:style style:name="P47" style:family="paragraph" style:parent-style-name="Text_20_body">
      <style:text-properties officeooo:paragraph-rsid="0087b914"/>
    </style:style>
    <style:style style:name="P48" style:family="paragraph" style:parent-style-name="Text_20_body">
      <style:text-properties officeooo:rsid="00d7ee6a" officeooo:paragraph-rsid="00d7ee6a"/>
    </style:style>
    <style:style style:name="P49" style:family="paragraph" style:parent-style-name="Text_20_body">
      <style:text-properties officeooo:rsid="00d83d80" officeooo:paragraph-rsid="00d83d80"/>
    </style:style>
    <style:style style:name="P50" style:family="paragraph" style:parent-style-name="Text_20_body">
      <style:text-properties officeooo:rsid="00db612b" officeooo:paragraph-rsid="00df5d39"/>
    </style:style>
    <style:style style:name="P51" style:family="paragraph" style:parent-style-name="Text_20_body">
      <style:text-properties officeooo:rsid="008496b5" officeooo:paragraph-rsid="008496b5"/>
    </style:style>
    <style:style style:name="P52" style:family="paragraph" style:parent-style-name="Text_20_body">
      <style:text-properties officeooo:rsid="00e0f66e" officeooo:paragraph-rsid="00e0f66e"/>
    </style:style>
    <style:style style:name="P53" style:family="paragraph" style:parent-style-name="Text_20_body">
      <style:text-properties officeooo:rsid="00e29cbe" officeooo:paragraph-rsid="00e29cbe"/>
    </style:style>
    <style:style style:name="P54" style:family="paragraph" style:parent-style-name="Text_20_body">
      <style:text-properties officeooo:rsid="00e4559a" officeooo:paragraph-rsid="00e4559a"/>
    </style:style>
    <style:style style:name="P55" style:family="paragraph" style:parent-style-name="Text_20_body">
      <style:text-properties officeooo:rsid="00eae889" officeooo:paragraph-rsid="00eae889"/>
    </style:style>
    <style:style style:name="P56" style:family="paragraph" style:parent-style-name="Text_20_body">
      <style:text-properties officeooo:rsid="00eb32ac" officeooo:paragraph-rsid="00eb32ac"/>
    </style:style>
    <style:style style:name="P57" style:family="paragraph" style:parent-style-name="Text_20_body">
      <style:text-properties officeooo:rsid="00f068db" officeooo:paragraph-rsid="00f068db"/>
    </style:style>
    <style:style style:name="P58" style:family="paragraph" style:parent-style-name="Text_20_body">
      <style:text-properties officeooo:rsid="00fd91e7" officeooo:paragraph-rsid="00fd91e7"/>
    </style:style>
    <style:style style:name="P59" style:family="paragraph" style:parent-style-name="Text_20_body">
      <style:text-properties officeooo:rsid="01000ed2" officeooo:paragraph-rsid="0102261c"/>
    </style:style>
    <style:style style:name="P60" style:family="paragraph" style:parent-style-name="Text_20_body">
      <style:text-properties officeooo:rsid="01033218" officeooo:paragraph-rsid="01076af0"/>
    </style:style>
    <style:style style:name="P61" style:family="paragraph" style:parent-style-name="Text_20_body">
      <style:text-properties officeooo:rsid="01073aac" officeooo:paragraph-rsid="01073aac"/>
    </style:style>
    <style:style style:name="P62" style:family="paragraph" style:parent-style-name="Text_20_body">
      <style:text-properties officeooo:paragraph-rsid="0109b948"/>
    </style:style>
    <style:style style:name="P63" style:family="paragraph" style:parent-style-name="Text_20_body">
      <style:text-properties officeooo:rsid="010ad646" officeooo:paragraph-rsid="010ad646"/>
    </style:style>
    <style:style style:name="P64" style:family="paragraph" style:parent-style-name="Text_20_body">
      <style:text-properties officeooo:rsid="0111484d" officeooo:paragraph-rsid="0111484d"/>
    </style:style>
    <style:style style:name="P65" style:family="paragraph" style:parent-style-name="Text_20_body">
      <style:text-properties officeooo:paragraph-rsid="0117ba66"/>
    </style:style>
    <style:style style:name="P66" style:family="paragraph" style:parent-style-name="Text_20_body">
      <style:text-properties officeooo:rsid="0119957b" officeooo:paragraph-rsid="0119957b"/>
    </style:style>
    <style:style style:name="P67" style:family="paragraph" style:parent-style-name="Text_20_body">
      <style:text-properties officeooo:rsid="010e2389" officeooo:paragraph-rsid="0118bc93"/>
    </style:style>
    <style:style style:name="P68" style:family="paragraph" style:parent-style-name="Text_20_body">
      <style:text-properties officeooo:rsid="00edc1fc" officeooo:paragraph-rsid="00edc1fc"/>
    </style:style>
    <style:style style:name="P69" style:family="paragraph" style:parent-style-name="Text_20_body">
      <style:text-properties officeooo:rsid="012be9a9" officeooo:paragraph-rsid="012be9a9"/>
    </style:style>
    <style:style style:name="P70" style:family="paragraph" style:parent-style-name="Text_20_body">
      <style:text-properties officeooo:rsid="0130161c" officeooo:paragraph-rsid="0130161c"/>
    </style:style>
    <style:style style:name="P71" style:family="paragraph" style:parent-style-name="Text_20_body">
      <style:text-properties officeooo:rsid="013320b1" officeooo:paragraph-rsid="013320b1"/>
    </style:style>
    <style:style style:name="P72" style:family="paragraph" style:parent-style-name="Text_20_body">
      <style:text-properties officeooo:rsid="014ac5f2" officeooo:paragraph-rsid="014ac5f2"/>
    </style:style>
    <style:style style:name="P73" style:family="paragraph" style:parent-style-name="Text_20_body">
      <style:text-properties officeooo:rsid="014db821" officeooo:paragraph-rsid="014db821"/>
    </style:style>
    <style:style style:name="P74" style:family="paragraph" style:parent-style-name="Text_20_body">
      <style:text-properties officeooo:paragraph-rsid="014db821"/>
    </style:style>
    <style:style style:name="P75" style:family="paragraph" style:parent-style-name="Text_20_body">
      <style:text-properties officeooo:paragraph-rsid="01623c81"/>
    </style:style>
    <style:style style:name="P76" style:family="paragraph" style:parent-style-name="Text_20_body">
      <style:text-properties officeooo:rsid="016786a0" officeooo:paragraph-rsid="017127b3"/>
    </style:style>
    <style:style style:name="P77" style:family="paragraph" style:parent-style-name="Text_20_body">
      <style:text-properties officeooo:rsid="016f5cc6" officeooo:paragraph-rsid="017127b3"/>
    </style:style>
    <style:style style:name="P78" style:family="paragraph" style:parent-style-name="Text_20_body">
      <style:text-properties officeooo:paragraph-rsid="017127b3"/>
    </style:style>
    <style:style style:name="P79" style:family="paragraph" style:parent-style-name="Text_20_body">
      <style:text-properties officeooo:rsid="0174d751" officeooo:paragraph-rsid="0174d751"/>
    </style:style>
    <style:style style:name="P80" style:family="paragraph" style:parent-style-name="Text_20_body">
      <style:text-properties officeooo:rsid="00a49a74" officeooo:paragraph-rsid="017fad72"/>
    </style:style>
    <style:style style:name="P81" style:family="paragraph" style:parent-style-name="Text_20_body">
      <style:text-properties officeooo:rsid="017fad72" officeooo:paragraph-rsid="017fad72"/>
    </style:style>
    <style:style style:name="P82"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3"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4"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5"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88"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89"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90"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3"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4"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5" style:family="paragraph" style:parent-style-name="Text_20_body">
      <style:text-properties style:font-name="Ubuntu1" fo:font-size="10.5pt" officeooo:paragraph-rsid="01a14626" style:font-size-asian="10.5pt" style:font-size-complex="10.5pt"/>
    </style:style>
    <style:style style:name="P96" style:family="paragraph" style:parent-style-name="Text_20_body">
      <style:text-properties style:font-name="Ubuntu1" fo:font-size="10.5pt" officeooo:rsid="01a81194" officeooo:paragraph-rsid="01a81194" style:font-size-asian="10.5pt" style:font-size-complex="10.5pt"/>
    </style:style>
    <style:style style:name="P97" style:family="paragraph" style:parent-style-name="Text_20_body">
      <style:text-properties style:font-name="Ubuntu1" fo:font-size="10.5pt" officeooo:paragraph-rsid="01a9b8ba" style:font-size-asian="10.5pt" style:font-size-complex="10.5pt"/>
    </style:style>
    <style:style style:name="P98" style:family="paragraph" style:parent-style-name="Text_20_body">
      <style:text-properties style:font-name="Ubuntu1" fo:font-size="10.5pt" officeooo:rsid="01b0e448" officeooo:paragraph-rsid="01b0e448" style:font-size-asian="10.5pt" style:font-size-complex="10.5pt"/>
    </style:style>
    <style:style style:name="P99" style:family="paragraph" style:parent-style-name="Text_20_body">
      <style:text-properties officeooo:rsid="01be553f" officeooo:paragraph-rsid="01be553f"/>
    </style:style>
    <style:style style:name="P100" style:family="paragraph" style:parent-style-name="Text_20_body">
      <style:text-properties officeooo:rsid="01c28ece" officeooo:paragraph-rsid="01c28ece"/>
    </style:style>
    <style:style style:name="P101" style:family="paragraph" style:parent-style-name="Text_20_body">
      <style:text-properties officeooo:rsid="01c2f81c" officeooo:paragraph-rsid="01c2f81c"/>
    </style:style>
    <style:style style:name="P102" style:family="paragraph" style:parent-style-name="Text_20_body">
      <style:text-properties officeooo:rsid="01c2e54a" officeooo:paragraph-rsid="01c2e54a"/>
    </style:style>
    <style:style style:name="P103" style:family="paragraph" style:parent-style-name="Text_20_body">
      <style:text-properties officeooo:rsid="01c86441" officeooo:paragraph-rsid="01c86441"/>
    </style:style>
    <style:style style:name="P104" style:family="paragraph" style:parent-style-name="Text_20_body">
      <style:text-properties officeooo:rsid="01c878da" officeooo:paragraph-rsid="01c878da"/>
    </style:style>
    <style:style style:name="P105" style:family="paragraph" style:parent-style-name="Text_20_body">
      <style:text-properties officeooo:rsid="01c68e9a" officeooo:paragraph-rsid="01cd19af"/>
    </style:style>
    <style:style style:name="P106" style:family="paragraph" style:parent-style-name="Text_20_body">
      <style:text-properties officeooo:rsid="01b7e142" officeooo:paragraph-rsid="01bc29ea"/>
    </style:style>
    <style:style style:name="P107" style:family="paragraph" style:parent-style-name="Text_20_body">
      <style:text-properties officeooo:paragraph-rsid="01defd6e"/>
    </style:style>
    <style:style style:name="P108" style:family="paragraph" style:parent-style-name="Text_20_body">
      <style:text-properties officeooo:paragraph-rsid="01e0bff1"/>
    </style:style>
    <style:style style:name="P109" style:family="paragraph" style:parent-style-name="Text_20_body">
      <style:text-properties officeooo:rsid="01cd19af" officeooo:paragraph-rsid="01cd19af"/>
    </style:style>
    <style:style style:name="P110" style:family="paragraph" style:parent-style-name="Text_20_body">
      <style:text-properties officeooo:rsid="01e7ebea" officeooo:paragraph-rsid="01e7ebea"/>
    </style:style>
    <style:style style:name="P111" style:family="paragraph" style:parent-style-name="Text_20_body">
      <style:text-properties officeooo:rsid="01ea2c5c" officeooo:paragraph-rsid="01ea2c5c"/>
    </style:style>
    <style:style style:name="P112" style:family="paragraph" style:parent-style-name="Text_20_body">
      <style:text-properties officeooo:rsid="01c4e38e" officeooo:paragraph-rsid="01cd19af"/>
    </style:style>
    <style:style style:name="P113" style:family="paragraph" style:parent-style-name="Text_20_body">
      <style:text-properties officeooo:rsid="00282d22" officeooo:paragraph-rsid="00282d22"/>
    </style:style>
    <style:style style:name="P114" style:family="paragraph" style:parent-style-name="Text_20_body">
      <style:text-properties officeooo:paragraph-rsid="01f04ae9"/>
    </style:style>
    <style:style style:name="P115" style:family="paragraph" style:parent-style-name="Text_20_body">
      <style:text-properties officeooo:rsid="01f11530" officeooo:paragraph-rsid="01f11530"/>
    </style:style>
    <style:style style:name="P116" style:family="paragraph" style:parent-style-name="Text_20_body">
      <style:text-properties officeooo:rsid="013d4393" officeooo:paragraph-rsid="013d4393"/>
    </style:style>
    <style:style style:name="P117" style:family="paragraph" style:parent-style-name="Text_20_body">
      <style:text-properties officeooo:rsid="01f21731" officeooo:paragraph-rsid="01f21731"/>
    </style:style>
    <style:style style:name="P118" style:family="paragraph" style:parent-style-name="Text_20_body">
      <style:paragraph-properties fo:margin-top="0in" fo:margin-bottom="0.1in" style:contextual-spacing="false"/>
      <style:text-properties officeooo:paragraph-rsid="00098e10"/>
    </style:style>
    <style:style style:name="P119" style:family="paragraph" style:parent-style-name="Text_20_body">
      <style:paragraph-properties fo:margin-top="0in" fo:margin-bottom="0.1in" style:contextual-spacing="false"/>
      <style:text-properties officeooo:rsid="00098e10" officeooo:paragraph-rsid="00098e10"/>
    </style:style>
    <style:style style:name="P120" style:family="paragraph" style:parent-style-name="Text_20_body">
      <style:paragraph-properties fo:margin-top="0in" fo:margin-bottom="0.1in" style:contextual-spacing="false"/>
      <style:text-properties officeooo:rsid="000c8487" officeooo:paragraph-rsid="000c8487"/>
    </style:style>
    <style:style style:name="P121" style:family="paragraph" style:parent-style-name="Text_20_body">
      <style:paragraph-properties fo:margin-top="0in" fo:margin-bottom="0.1in" style:contextual-spacing="false"/>
      <style:text-properties officeooo:rsid="0001bea9" officeooo:paragraph-rsid="0006bce4"/>
    </style:style>
    <style:style style:name="P122" style:family="paragraph" style:parent-style-name="Text_20_body">
      <style:paragraph-properties fo:margin-top="0in" fo:margin-bottom="0.1in" style:contextual-spacing="false"/>
      <style:text-properties officeooo:rsid="0001bea9" officeooo:paragraph-rsid="00078e81"/>
    </style:style>
    <style:style style:name="P123"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24"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25"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26"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27"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28"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29"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30"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31"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32"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33"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34"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35"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36"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45"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46" style:family="paragraph" style:parent-style-name="Text_20_body">
      <style:paragraph-properties fo:padding="0.0201in" fo:border="0.06pt solid #999999" style:shadow="none"/>
      <style:text-properties style:font-name="Consolas" fo:font-size="9pt" fo:font-style="italic" officeooo:rsid="0067ae21" officeooo:paragraph-rsid="01f04ae9" style:font-size-asian="9pt" style:font-style-asian="italic" style:font-size-complex="9pt" style:font-style-complex="italic"/>
    </style:style>
    <style:style style:name="P147" style:family="paragraph" style:parent-style-name="Text_20_body">
      <style:paragraph-properties fo:padding="0.0201in" fo:border="0.06pt solid #999999" style:shadow="none"/>
      <style:text-properties style:font-name="Consolas" fo:font-size="9pt" fo:font-style="italic" officeooo:rsid="0067ae21" officeooo:paragraph-rsid="01f11530" style:font-size-asian="9pt" style:font-style-asian="italic" style:font-size-complex="9pt" style:font-style-complex="italic"/>
    </style:style>
    <style:style style:name="P148" style:family="paragraph" style:parent-style-name="Text_20_body">
      <style:paragraph-properties fo:padding="0.0201in" fo:border="0.06pt solid #999999" style:shadow="none"/>
      <style:text-properties style:font-name="Consolas" fo:font-size="9pt" fo:font-style="italic" officeooo:rsid="0067ae21" officeooo:paragraph-rsid="01f21731" style:font-size-asian="9pt" style:font-style-asian="italic" style:font-size-complex="9pt" style:font-style-complex="italic"/>
    </style:style>
    <style:style style:name="P149"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5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5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5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5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5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5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5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5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7ebea" style:font-name-asian="WenQuanYi Micro Hei Mono1" style:font-size-asian="9pt" style:font-style-asian="italic" style:font-weight-asian="normal" style:font-size-complex="9pt" style:font-style-complex="italic"/>
    </style:style>
    <style:style style:name="P15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a2c5c" style:font-name-asian="WenQuanYi Micro Hei Mono1" style:font-size-asian="9pt" style:font-style-asian="italic" style:font-weight-asian="normal" style:font-size-complex="9pt" style:font-style-complex="italic"/>
    </style:style>
    <style:style style:name="P15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cca05" style:font-name-asian="WenQuanYi Micro Hei Mono1" style:font-size-asian="9pt" style:font-style-asian="italic" style:font-weight-asian="normal" style:font-size-complex="9pt" style:font-style-complex="italic"/>
    </style:style>
    <style:style style:name="P160" style:family="paragraph" style:parent-style-name="Text_20_body">
      <style:paragraph-properties fo:padding="0.0201in" fo:border="0.06pt solid #999999" style:shadow="none"/>
      <style:text-properties officeooo:rsid="00ac6e54" officeooo:paragraph-rsid="00ac6e54"/>
    </style:style>
    <style:style style:name="P161"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62" style:family="paragraph" style:parent-style-name="Preformatted_20_Text">
      <style:text-properties officeooo:rsid="00484b9f"/>
    </style:style>
    <style:style style:name="P163" style:family="paragraph" style:parent-style-name="Preformatted_20_Text">
      <style:paragraph-properties fo:margin-top="0in" fo:margin-bottom="0.1965in" style:contextual-spacing="false"/>
    </style:style>
    <style:style style:name="P164" style:family="paragraph" style:parent-style-name="Table_20_Contents">
      <style:text-properties officeooo:rsid="013705c3" officeooo:paragraph-rsid="013705c3"/>
    </style:style>
    <style:style style:name="P165" style:family="paragraph" style:parent-style-name="Table_20_Contents">
      <style:paragraph-properties fo:text-align="center" style:justify-single-word="false"/>
      <style:text-properties officeooo:rsid="013705c3" officeooo:paragraph-rsid="013705c3"/>
    </style:style>
    <style:style style:name="P166" style:family="paragraph" style:parent-style-name="Table_20_Contents">
      <style:paragraph-properties fo:text-align="center" style:justify-single-word="false"/>
    </style:style>
    <style:style style:name="P167" style:family="paragraph" style:parent-style-name="Table_20_Contents">
      <style:text-properties officeooo:rsid="01378594" officeooo:paragraph-rsid="01378594"/>
    </style:style>
    <style:style style:name="P168" style:family="paragraph" style:parent-style-name="Table_20_Contents">
      <style:text-properties officeooo:rsid="01397d2a" officeooo:paragraph-rsid="01397d2a"/>
    </style:style>
    <style:style style:name="P169" style:family="paragraph" style:parent-style-name="Table_20_Contents">
      <style:paragraph-properties fo:text-align="center" style:justify-single-word="false"/>
      <style:text-properties officeooo:rsid="014db821" officeooo:paragraph-rsid="014db821"/>
    </style:style>
    <style:style style:name="P170" style:family="paragraph" style:parent-style-name="Table_20_Contents">
      <style:paragraph-properties fo:text-align="start" style:justify-single-word="false"/>
      <style:text-properties officeooo:rsid="014db821" officeooo:paragraph-rsid="014db821"/>
    </style:style>
    <style:style style:name="P171" style:family="paragraph" style:parent-style-name="Table_20_Contents">
      <style:paragraph-properties fo:text-align="center" style:justify-single-word="false"/>
      <style:text-properties officeooo:rsid="014f8e67" officeooo:paragraph-rsid="014f8e67"/>
    </style:style>
    <style:style style:name="P172" style:family="paragraph" style:parent-style-name="Table_20_Contents">
      <style:paragraph-properties fo:text-align="center" style:justify-single-word="false"/>
      <style:text-properties officeooo:rsid="01518eea" officeooo:paragraph-rsid="01518eea"/>
    </style:style>
    <style:style style:name="P173" style:family="paragraph" style:parent-style-name="Table_20_Contents">
      <style:paragraph-properties fo:text-align="center" style:justify-single-word="false"/>
      <style:text-properties officeooo:rsid="0151f010" officeooo:paragraph-rsid="0151f010"/>
    </style:style>
    <style:style style:name="P174" style:family="paragraph" style:parent-style-name="Table_20_Contents">
      <style:paragraph-properties fo:text-align="center" style:justify-single-word="false"/>
      <style:text-properties officeooo:rsid="01538bd4" officeooo:paragraph-rsid="01538bd4"/>
    </style:style>
    <style:style style:name="P175" style:family="paragraph" style:parent-style-name="Table_20_Contents">
      <style:paragraph-properties fo:text-align="start" style:justify-single-word="false"/>
      <style:text-properties officeooo:rsid="01538bd4" officeooo:paragraph-rsid="01538bd4"/>
    </style:style>
    <style:style style:name="P176" style:family="paragraph" style:parent-style-name="Table_20_Contents">
      <style:paragraph-properties fo:text-align="center" style:justify-single-word="false"/>
      <style:text-properties officeooo:rsid="0154185a" officeooo:paragraph-rsid="0154185a"/>
    </style:style>
    <style:style style:name="P177" style:family="paragraph" style:parent-style-name="Table_20_Contents">
      <style:paragraph-properties fo:text-align="center" style:justify-single-word="false"/>
      <style:text-properties officeooo:rsid="01554080" officeooo:paragraph-rsid="01554080"/>
    </style:style>
    <style:style style:name="P178" style:family="paragraph" style:parent-style-name="Table_20_Contents">
      <style:paragraph-properties fo:text-align="start" style:justify-single-word="false"/>
      <style:text-properties officeooo:rsid="0156486e" officeooo:paragraph-rsid="0156486e"/>
    </style:style>
    <style:style style:name="P179" style:family="paragraph" style:parent-style-name="Table_20_Contents">
      <style:paragraph-properties fo:text-align="center" style:justify-single-word="false"/>
      <style:text-properties officeooo:rsid="0156486e" officeooo:paragraph-rsid="0156486e"/>
    </style:style>
    <style:style style:name="P180"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181" style:family="paragraph" style:parent-style-name="Contents_20_1">
      <style:paragraph-properties>
        <style:tab-stops>
          <style:tab-stop style:position="6.9252in" style:type="right" style:leader-style="dotted" style:leader-text="."/>
        </style:tab-stops>
      </style:paragraph-properties>
    </style:style>
    <style:style style:name="P182" style:family="paragraph" style:parent-style-name="Contents_20_2">
      <style:paragraph-properties>
        <style:tab-stops>
          <style:tab-stop style:position="6.7283in" style:type="right" style:leader-style="dotted" style:leader-text="."/>
        </style:tab-stops>
      </style:paragraph-properties>
    </style:style>
    <style:style style:name="P183" style:family="paragraph" style:parent-style-name="Contents_20_3">
      <style:paragraph-properties>
        <style:tab-stops>
          <style:tab-stop style:position="6.5319in" style:type="right" style:leader-style="dotted" style:leader-text="."/>
        </style:tab-stops>
      </style:paragraph-properties>
    </style:style>
    <style:style style:name="P184" style:family="paragraph" style:parent-style-name="Text_20_body" style:list-style-name="L1">
      <style:text-properties officeooo:rsid="00c0c020" officeooo:paragraph-rsid="00c0c020"/>
    </style:style>
    <style:style style:name="P185" style:family="paragraph" style:parent-style-name="Text_20_body" style:list-style-name="L1">
      <style:text-properties officeooo:rsid="00c0e5a5" officeooo:paragraph-rsid="00c0e5a5"/>
    </style:style>
    <style:style style:name="P186" style:family="paragraph" style:parent-style-name="Text_20_body" style:list-style-name="L2">
      <style:text-properties officeooo:rsid="00c21a8c" officeooo:paragraph-rsid="00c21a8c"/>
    </style:style>
    <style:style style:name="P187" style:family="paragraph" style:parent-style-name="Heading_20_3">
      <style:text-properties officeooo:paragraph-rsid="01998e73"/>
    </style:style>
    <style:style style:name="P188" style:family="paragraph" style:parent-style-name="Heading_20_1">
      <style:text-properties officeooo:paragraph-rsid="002ec831"/>
    </style:style>
    <style:style style:name="P189" style:family="paragraph" style:parent-style-name="Table_20_Contents">
      <style:paragraph-properties fo:text-align="center" style:justify-single-word="false"/>
      <style:text-properties style:use-window-font-color="true" fo:font-weight="normal" officeooo:rsid="01f620b0" officeooo:paragraph-rsid="01f620b0" style:font-weight-asian="normal" style:font-weight-complex="normal"/>
    </style:style>
    <style:style style:name="P190" style:family="paragraph" style:parent-style-name="Table_20_Contents">
      <style:paragraph-properties fo:text-align="start" style:justify-single-word="false"/>
      <style:text-properties style:use-window-font-color="true" fo:font-weight="normal" officeooo:rsid="01f620b0" officeooo:paragraph-rsid="01f620b0" style:font-weight-asian="normal" style:font-weight-complex="normal"/>
    </style:style>
    <style:style style:name="P191" style:family="paragraph" style:parent-style-name="Table_20_Contents">
      <style:paragraph-properties fo:text-align="center" style:justify-single-word="false"/>
      <style:text-properties style:use-window-font-color="true" fo:font-weight="normal" officeooo:rsid="01f828eb" officeooo:paragraph-rsid="01f828eb" style:font-weight-asian="normal" style:font-weight-complex="normal"/>
    </style:style>
    <style:style style:name="P192" style:family="paragraph" style:parent-style-name="Table_20_Contents">
      <style:paragraph-properties fo:text-align="center" style:justify-single-word="false"/>
      <style:text-properties style:use-window-font-color="true" fo:font-weight="normal" officeooo:rsid="01f91b87" officeooo:paragraph-rsid="01f91b87" style:font-weight-asian="normal" style:font-weight-complex="normal"/>
    </style:style>
    <style:style style:name="P193" style:family="paragraph" style:parent-style-name="Table_20_Contents">
      <style:paragraph-properties fo:text-align="start" style:justify-single-word="false"/>
      <style:text-properties style:use-window-font-color="true" fo:font-weight="normal" officeooo:rsid="01f91b87" officeooo:paragraph-rsid="01f91b87" style:font-weight-asian="normal" style:font-weight-complex="normal"/>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fo:color="#ff3300" fo:font-weight="bold" officeooo:rsid="0158d4b1" style:font-weight-asian="bold" style:font-weight-complex="bold"/>
    </style:style>
    <style:style style:name="T97" style:family="text">
      <style:text-properties officeooo:rsid="0151f010"/>
    </style:style>
    <style:style style:name="T98" style:family="text">
      <style:text-properties officeooo:rsid="0154185a"/>
    </style:style>
    <style:style style:name="T99" style:family="text">
      <style:text-properties officeooo:rsid="015cef26"/>
    </style:style>
    <style:style style:name="T100" style:family="text">
      <style:text-properties officeooo:rsid="01613125"/>
    </style:style>
    <style:style style:name="T101" style:family="text">
      <style:text-properties officeooo:rsid="0163993d"/>
    </style:style>
    <style:style style:name="T102" style:family="text">
      <style:text-properties officeooo:rsid="01694a6d"/>
    </style:style>
    <style:style style:name="T103" style:family="text">
      <style:text-properties officeooo:rsid="01695746"/>
    </style:style>
    <style:style style:name="T104" style:family="text">
      <style:text-properties officeooo:rsid="01702c31"/>
    </style:style>
    <style:style style:name="T105" style:family="text">
      <style:text-properties officeooo:rsid="017066ca"/>
    </style:style>
    <style:style style:name="T106" style:family="text">
      <style:text-properties officeooo:rsid="01733573"/>
    </style:style>
    <style:style style:name="T107" style:family="text">
      <style:text-properties officeooo:rsid="01774210"/>
    </style:style>
    <style:style style:name="T108" style:family="text">
      <style:text-properties officeooo:rsid="017de659"/>
    </style:style>
    <style:style style:name="T109" style:family="text">
      <style:text-properties officeooo:rsid="0181938f"/>
    </style:style>
    <style:style style:name="T110" style:family="text">
      <style:text-properties fo:font-style="normal" style:font-style-asian="normal" style:font-style-complex="normal"/>
    </style:style>
    <style:style style:name="T111" style:family="text">
      <style:text-properties fo:font-style="normal" officeooo:rsid="01857144" style:font-style-asian="normal" style:font-style-complex="normal"/>
    </style:style>
    <style:style style:name="T112" style:family="text">
      <style:text-properties fo:font-style="normal" officeooo:rsid="0188a0ea" style:font-style-asian="normal" style:font-style-complex="normal"/>
    </style:style>
    <style:style style:name="T113" style:family="text">
      <style:text-properties fo:font-style="normal" officeooo:rsid="018a5438" style:font-style-asian="normal" style:font-style-complex="normal"/>
    </style:style>
    <style:style style:name="T114" style:family="text">
      <style:text-properties fo:font-style="normal" officeooo:rsid="018ab8ce" style:font-style-asian="normal" style:font-style-complex="normal"/>
    </style:style>
    <style:style style:name="T115" style:family="text">
      <style:text-properties fo:font-style="normal" fo:font-weight="normal" style:font-name-asian="WenQuanYi Micro Hei Mono2" style:font-style-asian="normal" style:font-weight-asian="normal" style:font-style-complex="normal"/>
    </style:style>
    <style:style style:name="T116" style:family="text">
      <style:text-properties fo:font-style="normal" fo:font-weight="normal" officeooo:rsid="01a14626" style:font-name-asian="WenQuanYi Micro Hei Mono2" style:font-style-asian="normal" style:font-weight-asian="normal" style:font-style-complex="normal"/>
    </style:style>
    <style:style style:name="T117" style:family="text">
      <style:text-properties fo:font-style="normal" fo:font-weight="normal" officeooo:rsid="01a33f94" style:font-name-asian="WenQuanYi Micro Hei Mono2" style:font-style-asian="normal" style:font-weight-asian="normal" style:font-style-complex="normal"/>
    </style:style>
    <style:style style:name="T118" style:family="text">
      <style:text-properties fo:font-style="normal" fo:font-weight="normal" officeooo:rsid="01a5a31e" style:font-name-asian="WenQuanYi Micro Hei Mono2" style:font-style-asian="normal" style:font-weight-asian="normal" style:font-style-complex="normal"/>
    </style:style>
    <style:style style:name="T119" style:family="text">
      <style:text-properties fo:font-style="normal" fo:font-weight="normal" officeooo:rsid="01a5df0c" style:font-name-asian="WenQuanYi Micro Hei Mono2" style:font-style-asian="normal" style:font-weight-asian="normal" style:font-style-complex="normal"/>
    </style:style>
    <style:style style:name="T120" style:family="text">
      <style:text-properties fo:font-style="normal" fo:font-weight="normal" officeooo:rsid="01a6844c" style:font-name-asian="WenQuanYi Micro Hei Mono2" style:font-style-asian="normal" style:font-weight-asian="normal" style:font-style-complex="normal"/>
    </style:style>
    <style:style style:name="T121" style:family="text">
      <style:text-properties fo:font-style="normal" fo:font-weight="normal" officeooo:rsid="01a81194" style:font-name-asian="WenQuanYi Micro Hei Mono2" style:font-style-asian="normal" style:font-weight-asian="normal" style:font-style-complex="normal"/>
    </style:style>
    <style:style style:name="T122" style:family="text">
      <style:text-properties fo:font-style="normal" fo:font-weight="normal" officeooo:rsid="01a9b8ba" style:font-name-asian="WenQuanYi Micro Hei Mono2" style:font-style-asian="normal" style:font-weight-asian="normal" style:font-style-complex="normal"/>
    </style:style>
    <style:style style:name="T123" style:family="text">
      <style:text-properties fo:font-style="normal" fo:font-weight="normal" officeooo:rsid="01af4ba5" style:font-name-asian="WenQuanYi Micro Hei Mono2" style:font-style-asian="normal" style:font-weight-asian="normal" style:font-style-complex="normal"/>
    </style:style>
    <style:style style:name="T124" style:family="text">
      <style:text-properties fo:font-style="normal" fo:font-weight="normal" officeooo:rsid="01b0e448" style:font-name-asian="WenQuanYi Micro Hei Mono2" style:font-style-asian="normal" style:font-weight-asian="normal" style:font-style-complex="normal"/>
    </style:style>
    <style:style style:name="T125" style:family="text">
      <style:text-properties fo:font-style="normal" fo:font-weight="normal" officeooo:rsid="01b158c8" style:font-name-asian="WenQuanYi Micro Hei Mono2" style:font-style-asian="normal" style:font-weight-asian="normal" style:font-style-complex="normal"/>
    </style:style>
    <style:style style:name="T126" style:family="text">
      <style:text-properties fo:font-style="normal" fo:font-weight="normal" officeooo:rsid="01b27255" style:font-name-asian="WenQuanYi Micro Hei Mono2" style:font-style-asian="normal" style:font-weight-asian="normal" style:font-style-complex="normal"/>
    </style:style>
    <style:style style:name="T127" style:family="text">
      <style:text-properties fo:font-style="normal" fo:font-weight="normal" officeooo:rsid="01b36c32" style:font-name-asian="WenQuanYi Micro Hei Mono2" style:font-style-asian="normal" style:font-weight-asian="normal" style:font-style-complex="normal"/>
    </style:style>
    <style:style style:name="T128" style:family="text">
      <style:text-properties officeooo:rsid="018da2a4"/>
    </style:style>
    <style:style style:name="T129" style:family="text">
      <style:text-properties officeooo:rsid="018e6760"/>
    </style:style>
    <style:style style:name="T130" style:family="text">
      <style:text-properties officeooo:rsid="01918c97"/>
    </style:style>
    <style:style style:name="T131" style:family="text">
      <style:text-properties officeooo:rsid="01978605"/>
    </style:style>
    <style:style style:name="T132" style:family="text">
      <style:text-properties style:font-style-complex="normal"/>
    </style:style>
    <style:style style:name="T133" style:family="text">
      <style:text-properties officeooo:rsid="0067ae21" style:font-style-complex="normal"/>
    </style:style>
    <style:style style:name="T134" style:family="text">
      <style:text-properties officeooo:rsid="019b800d" style:font-style-complex="normal"/>
    </style:style>
    <style:style style:name="T135" style:family="text">
      <style:text-properties officeooo:rsid="019c16db" style:font-style-complex="normal"/>
    </style:style>
    <style:style style:name="T136" style:family="text">
      <style:text-properties officeooo:rsid="019dfe62" style:font-style-complex="normal"/>
    </style:style>
    <style:style style:name="T137" style:family="text">
      <style:text-properties officeooo:rsid="019e2969" style:font-style-complex="normal"/>
    </style:style>
    <style:style style:name="T138" style:family="text">
      <style:text-properties officeooo:rsid="019fa98c" style:font-style-complex="normal"/>
    </style:style>
    <style:style style:name="T139" style:family="text">
      <style:text-properties officeooo:rsid="01a14626" style:font-style-complex="normal"/>
    </style:style>
    <style:style style:name="T140" style:family="text">
      <style:text-properties officeooo:rsid="01a969cf" style:font-style-complex="normal"/>
    </style:style>
    <style:style style:name="T141" style:family="text">
      <style:text-properties officeooo:rsid="01a9b8ba" style:font-style-complex="normal"/>
    </style:style>
    <style:style style:name="T142" style:family="text">
      <style:text-properties officeooo:rsid="01a6844c" style:font-style-complex="normal"/>
    </style:style>
    <style:style style:name="T143" style:family="text">
      <style:text-properties officeooo:rsid="01aa58f2" style:font-style-complex="normal"/>
    </style:style>
    <style:style style:name="T144" style:family="text">
      <style:text-properties officeooo:rsid="01ab83ea"/>
    </style:style>
    <style:style style:name="T145" style:family="text">
      <style:text-properties officeooo:rsid="01b42b62"/>
    </style:style>
    <style:style style:name="T146" style:family="text">
      <style:text-properties officeooo:rsid="01b9812b"/>
    </style:style>
    <style:style style:name="T147" style:family="text">
      <style:text-properties officeooo:rsid="01c68e9a"/>
    </style:style>
    <style:style style:name="T148" style:family="text">
      <style:text-properties officeooo:rsid="01c878da"/>
    </style:style>
    <style:style style:name="T149" style:family="text">
      <style:text-properties officeooo:rsid="01ca12fd"/>
    </style:style>
    <style:style style:name="T150" style:family="text">
      <style:text-properties officeooo:rsid="01ccff8f"/>
    </style:style>
    <style:style style:name="T151" style:family="text">
      <style:text-properties officeooo:rsid="01cd19af"/>
    </style:style>
    <style:style style:name="T152" style:family="text">
      <style:text-properties officeooo:rsid="01d41dd5"/>
    </style:style>
    <style:style style:name="T153" style:family="text">
      <style:text-properties fo:font-weight="normal" style:font-weight-asian="normal" style:font-weight-complex="normal"/>
    </style:style>
    <style:style style:name="T154" style:family="text">
      <style:text-properties fo:font-weight="normal" officeooo:rsid="01dd5a08" style:font-weight-asian="normal" style:font-weight-complex="normal"/>
    </style:style>
    <style:style style:name="T155" style:family="text">
      <style:text-properties fo:font-weight="normal" officeooo:rsid="00fc87f1" style:font-weight-asian="normal" style:font-weight-complex="normal"/>
    </style:style>
    <style:style style:name="T156" style:family="text">
      <style:text-properties fo:font-weight="normal" officeooo:rsid="01defd6e" style:font-weight-asian="normal" style:font-weight-complex="normal"/>
    </style:style>
    <style:style style:name="T157" style:family="text">
      <style:text-properties fo:font-weight="normal" officeooo:rsid="01e0bff1" style:font-weight-asian="normal" style:font-weight-complex="normal"/>
    </style:style>
    <style:style style:name="T158" style:family="text">
      <style:text-properties officeooo:rsid="01e2b6f1"/>
    </style:style>
    <style:style style:name="T159" style:family="text">
      <style:text-properties officeooo:rsid="01e3e8be"/>
    </style:style>
    <style:style style:name="T160" style:family="text">
      <style:text-properties officeooo:rsid="01e6d63f"/>
    </style:style>
    <style:style style:name="T161" style:family="text">
      <style:text-properties officeooo:rsid="01e732cf"/>
    </style:style>
    <style:style style:name="T162" style:family="text">
      <style:text-properties officeooo:rsid="01e7ae16"/>
    </style:style>
    <style:style style:name="T163" style:family="text">
      <style:text-properties officeooo:rsid="01e8c90c"/>
    </style:style>
    <style:style style:name="T164" style:family="text">
      <style:text-properties officeooo:rsid="01eb3587"/>
    </style:style>
    <style:style style:name="T165" style:family="text">
      <style:text-properties officeooo:rsid="01ebc9e5"/>
    </style:style>
    <style:style style:name="T166" style:family="text">
      <style:text-properties officeooo:rsid="01ecca05"/>
    </style:style>
    <style:style style:name="T167" style:family="text">
      <style:text-properties officeooo:rsid="01f04ae9"/>
    </style:style>
    <style:style style:name="T168" style:family="text">
      <style:text-properties officeooo:rsid="01f11530"/>
    </style:style>
    <style:style style:name="T169" style:family="text">
      <style:text-properties officeooo:rsid="01f3c8c1"/>
    </style:style>
    <style:style style:name="T170" style:family="text">
      <style:text-properties style:use-window-font-color="true" fo:font-weight="bold" officeooo:rsid="0158d4b1" style:font-weight-asian="bold" style:font-weight-complex="bold"/>
    </style:style>
    <style:style style:name="T171" style:family="text">
      <style:text-properties fo:color="#000000" fo:font-weight="bold" officeooo:rsid="0158d4b1" style:font-weight-asian="bold" style:font-weight-complex="bold"/>
    </style:style>
    <style:style style:name="T172" style:family="text">
      <style:text-properties fo:color="#000000" fo:font-weight="bold" officeooo:rsid="01518eea" style:font-weight-asian="bold" style:font-weight-complex="bold"/>
    </style:style>
    <style:style style:name="T173" style:family="text">
      <style:text-properties officeooo:rsid="01f828eb"/>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21">我把毕业设计所做的程序命名为wdl。本文将详细解释wdl的工作原理，包括工作流程、多线程控制、任务管理等。</text:p>
      <text:p text:style-name="P121">wdl由我本人单独设计和实现，对wdl本身或者本文档有任何疑问或建议，你都可以联系我 <text:a xlink:type="simple" xlink:href="mailto:wiiiky@yeah.net"><text:span text:style-name="T3">Wiky L</text:span></text:a>。</text:p>
      <text:p text:style-name="P122">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181"><text:a xlink:type="simple" xlink:href="#__RefHeading__227_1157848091" text:style-name="Index_20_Link" text:visited-style-name="Index_20_Link">摘要<text:tab/>1</text:a></text:p>
          <text:p text:style-name="P181"><text:a xlink:type="simple" xlink:href="#__RefHeading__117_1157848091" text:style-name="Index_20_Link" text:visited-style-name="Index_20_Link">1. 介绍<text:tab/>2</text:a></text:p>
          <text:p text:style-name="P182"><text:a xlink:type="simple" xlink:href="#__RefHeading__229_1157848091" text:style-name="Index_20_Link" text:visited-style-name="Index_20_Link">1.1 面向的读者<text:tab/>2</text:a></text:p>
          <text:p text:style-name="P182"><text:a xlink:type="simple" xlink:href="#__RefHeading__121_1157848091" text:style-name="Index_20_Link" text:visited-style-name="Index_20_Link">1.2 约定<text:tab/>2</text:a></text:p>
          <text:p text:style-name="P181"><text:a xlink:type="simple" xlink:href="#__RefHeading__231_1157848091" text:style-name="Index_20_Link" text:visited-style-name="Index_20_Link">2. 第三方库<text:tab/>2</text:a></text:p>
          <text:p text:style-name="P182"><text:a xlink:type="simple" xlink:href="#__RefHeading__233_1157848091" text:style-name="Index_20_Link" text:visited-style-name="Index_20_Link">2.1 GTK+<text:tab/>3</text:a></text:p>
          <text:p text:style-name="P183"><text:a xlink:type="simple" xlink:href="#__RefHeading__2027_1691521449" text:style-name="Index_20_Link" text:visited-style-name="Index_20_Link">2.1.1 GTK+命名规范<text:tab/>3</text:a></text:p>
          <text:p text:style-name="P183"><text:a xlink:type="simple" xlink:href="#__RefHeading__2133_1691521449" text:style-name="Index_20_Link" text:visited-style-name="Index_20_Link">2.1.2 GLIB<text:tab/>4</text:a></text:p>
          <text:p text:style-name="P183"><text:a xlink:type="simple" xlink:href="#__RefHeading__3781_1311238787" text:style-name="Index_20_Link" text:visited-style-name="Index_20_Link">2.1.3 Gobject 面向对象<text:tab/>5</text:a></text:p>
          <text:p text:style-name="P183"><text:a xlink:type="simple" xlink:href="#__RefHeading__2135_1691521449" text:style-name="Index_20_Link" text:visited-style-name="Index_20_Link">2.1.4 GObject 信号<text:tab/>6</text:a></text:p>
          <text:p text:style-name="P183"><text:a xlink:type="simple" xlink:href="#__RefHeading__2137_1691521449" text:style-name="Index_20_Link" text:visited-style-name="Index_20_Link">2.1.5 GmainLoop<text:tab/>7</text:a></text:p>
          <text:p text:style-name="P183"><text:a xlink:type="simple" xlink:href="#__RefHeading__2139_1691521449" text:style-name="Index_20_Link" text:visited-style-name="Index_20_Link">2.1.6 创建新的事件源类型<text:tab/>8</text:a></text:p>
          <text:p text:style-name="P183"><text:a xlink:type="simple" xlink:href="#__RefHeading__2141_1691521449" text:style-name="Index_20_Link" text:visited-style-name="Index_20_Link">2.1.7 主循环过程<text:tab/>9</text:a></text:p>
          <text:p text:style-name="P183"><text:a xlink:type="simple" xlink:href="#__RefHeading__2143_1691521449" text:style-name="Index_20_Link" text:visited-style-name="Index_20_Link">2.1.8 GMainLoop在GTK+中<text:tab/>9</text:a></text:p>
          <text:p text:style-name="P182"><text:a xlink:type="simple" xlink:href="#__RefHeading__235_1157848091" text:style-name="Index_20_Link" text:visited-style-name="Index_20_Link">2.2 libcurl<text:tab/>10</text:a></text:p>
          <text:p text:style-name="P183"><text:a xlink:type="simple" xlink:href="#__RefHeading__2145_1691521449" text:style-name="Index_20_Link" text:visited-style-name="Index_20_Link">2.2.1 URL<text:tab/>11</text:a></text:p>
          <text:p text:style-name="P183"><text:a xlink:type="simple" xlink:href="#__RefHeading__2147_1691521449" text:style-name="Index_20_Link" text:visited-style-name="Index_20_Link">2.2.2 HTTP<text:tab/>11</text:a></text:p>
          <text:p text:style-name="P183"><text:a xlink:type="simple" xlink:href="#__RefHeading__2149_1691521449" text:style-name="Index_20_Link" text:visited-style-name="Index_20_Link">2.2.3 HTTP在libcurl中<text:tab/>16</text:a></text:p>
          <text:p text:style-name="P183"><text:a xlink:type="simple" xlink:href="#__RefHeading__2151_1691521449" text:style-name="Index_20_Link" text:visited-style-name="Index_20_Link">2.2.4 FTP<text:tab/>19</text:a></text:p>
          <text:p text:style-name="P183"><text:a xlink:type="simple" xlink:href="#__RefHeading__2153_1691521449" text:style-name="Index_20_Link" text:visited-style-name="Index_20_Link">2.2.5 FTP在libcurl中<text:tab/>21</text:a></text:p>
          <text:p text:style-name="P182"><text:a xlink:type="simple" xlink:href="#__RefHeading__237_1157848091" text:style-name="Index_20_Link" text:visited-style-name="Index_20_Link">2.3 libtransmission<text:tab/>21</text:a></text:p>
          <text:p text:style-name="P181"><text:a xlink:type="simple" xlink:href="#__RefHeading__239_1157848091" text:style-name="Index_20_Link" text:visited-style-name="Index_20_Link">3. wdl的实现<text:tab/>21</text:a></text:p>
          <text:p text:style-name="P182"><text:a xlink:type="simple" xlink:href="#__RefHeading__243_1157848091" text:style-name="Index_20_Link" text:visited-style-name="Index_20_Link">3.1 模块实现<text:tab/>23</text:a></text:p>
          <text:p text:style-name="P183"><text:a xlink:type="simple" xlink:href="#__RefHeading__1793_1311238787" text:style-name="Index_20_Link" text:visited-style-name="Index_20_Link">3.1.1 WlHttper<text:tab/>23</text:a></text:p>
          <text:p text:style-name="P183"><text:a xlink:type="simple" xlink:href="#__RefHeading__6171_1311238787" text:style-name="Index_20_Link" text:visited-style-name="Index_20_Link">3.1.2 WlHttperMenu<text:tab/>30</text:a></text:p>
          <text:p text:style-name="P183"><text:a xlink:type="simple" xlink:href="#__RefHeading__6173_1311238787" text:style-name="Index_20_Link" text:visited-style-name="Index_20_Link">3.1.3 WlDownloader<text:tab/>30</text:a></text:p>
          <text:p text:style-name="P183"><text:a xlink:type="simple" xlink:href="#__RefHeading__1864_1311238787" text:style-name="Index_20_Link" text:visited-style-name="Index_20_Link">3.1.4 WlHttperProperties<text:tab/>31</text:a></text:p>
          <text:p text:style-name="P183"><text:a xlink:type="simple" xlink:href="#__RefHeading__1866_1311238787" text:style-name="Index_20_Link" text:visited-style-name="Index_20_Link">3.1.5 WlUrlDialog<text:tab/>31</text:a></text:p>
          <text:p text:style-name="P183"><text:a xlink:type="simple" xlink:href="#__RefHeading__1868_1311238787" text:style-name="Index_20_Link" text:visited-style-name="Index_20_Link">3.1.6 WlDownloadWindow<text:tab/>31</text:a></text:p>
          <text:p text:style-name="P182"><text:a xlink:type="simple" xlink:href="#__RefHeading__2487_469787173" text:style-name="Index_20_Link" text:visited-style-name="Index_20_Link">3.2 基本流程<text:tab/>32</text:a></text:p>
        </text:index-body>
      </text:table-of-content>
      <text:p text:style-name="P122"><text:soft-page-break/></text:p>
      <text:h text:style-name="Heading_20_1" text:outline-level="1"><text:bookmark-start text:name="__RefHeading__117_1157848091"/><text:span text:style-name="T7">1. </text:span>介绍<text:bookmark-end text:name="__RefHeading__117_1157848091"/></text:h>
      <text:p text:style-name="P118">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19">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19">libcurl可以被解释为c<text:span text:style-name="T4">URL，即C语言实现的URL传输库。它支持FTP、FTPS、Gopher、HTTP(S)、SCP、SFTP、TFTP、Telnet等文件传输协议。在wdl中只取其中的FTP和HTTP(S)。libcurl是线程安全的，兼容IPv6。</text:span></text:p>
      <text:p text:style-name="P120">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6">BT：即BitTorrent协议。</text:p>
      <text:p text:style-name="P7">大小写：为了书写方便，很多专有名词都是全大写或者全小写，比如GTK+，GLIB等；但读者应该清楚，除非有特殊说明<text:span text:style-name="T17">，</text:span>Gtk+或者GLib具有相同的意思。</text:p>
      <text:p text:style-name="P20">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1">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text:soft-page-break/>2.1 GTK+<text:bookmark-end text:name="__RefHeading__233_1157848091"/></text:h>
      <text:p text:style-name="P113">首先看一下一个典型的GTK+应用程序的结构。</text:p>
      <text:p text:style-name="P4"><draw:frame draw:style-name="fr1" draw:name="Object1" text:anchor-type="paragraph" svg:x="-0.7874in" svg:y="-0.0665in" svg:width="8.5in" svg:height="4.0626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4">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4">在使用GTK+时，了解其命名规范是很有必要的。GTK+的命名规范其实是GNOME定义的。详细可以参考官方文档。本节做简单介绍。</text:p>
      <text:p text:style-name="P15">普通类型名：全小写，以'g'开头，比如gint，gchar。</text:p>
      <text:p text:style-name="P15">类名：驼峰写法，首字母大写，比如GtkWindow,GdkEvent。</text:p>
      <text:p text:style-name="P15">函数名：小写夹下划线写法，以如gtk_main,gtk_window_new</text:p>
      <text:p text:style-name="P15">常数：大写夹下划线写法，比如GTK_WINDOW_TOPLEVEL,GTK_ORIENTATION_HORIZONTAL。</text:p>
      <text:h text:style-name="Heading_20_3" text:outline-level="3"><text:bookmark-start text:name="__RefHeading__2133_1691521449"/>2.1.<text:span text:style-name="T24">2</text:span> GLIB<text:bookmark-end text:name="__RefHeading__2133_1691521449"/></text:h>
      <text:p text:style-name="P5">GLIB不是<text:a xlink:type="simple" xlink:href="https://www.gnu.org/software/libc/">GLIBC</text:a><text:span text:style-name="T14">，两者有时会被混淆。GLIBC指的是GNU C library，有时也被称为gnulib。</text:span></text:p>
      <text:p text:style-name="P22"><text:soft-page-break/>GLIB最初是GTK+的一部分，自GTK+2.0以后，开发者认为可以将GTK+中与GUI无关的部分独立出来，于是便有了GLIB。GLIB主要有5部分组成，分别是GObject、Glib、GModule、GThread和GIO。</text:p>
      <text:p text:style-name="P8">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62"><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63"><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9">Glib（这里需要注意大小写）包含了一些通用的处理函数<text:span text:style-name="T18">，字符串处理，内存管理等。其中比较重要的是主循环的概念，后面将详细讨论。</text:span></text:p>
      <text:p text:style-name="P10">GModule提供动态加载模块的功能，wdl未引入动态模块，不予讨论，有兴趣的读者可以参考<text:a xlink:type="simple" xlink:href="https://developer.gnome.org/glib/unstable/glib-Dynamic-Loading-of-Modules.html">官方文档</text:a>。</text:p>
      <text:p text:style-name="P11">GThread顾名思义，提供了多线程的支持。</text:p>
      <text:p text:style-name="P11">GIO提供了较高层的文件系统API。</text:p>
      <text:h text:style-name="Heading_20_3" text:outline-level="3"><text:bookmark-start text:name="__RefHeading__3781_1311238787"/>2.1.3 Gobject 面向对象<text:bookmark-end text:name="__RefHeading__3781_1311238787"/></text:h>
      <text:p text:style-name="P76">因为采用了GObject的框架，因此在描述具体实现，之前有必要解释一下GObject面向对象框架的使用方式。我们知道，在<text:span text:style-name="T102">C++里，类和对象是不同的概念，同样的，在GObject里也是不同的概念。而且，在GObject里，类和对象分别用两个不同的结构表示。以WlDownloader为例，</text:span></text:p>
      <text:p text:style-name="P142"><text:soft-page-break/>struct _WlDownloader { </text:p>
      <text:p text:style-name="P142"><text:tab/>GtkScrolledWindow parent; </text:p>
      <text:p text:style-name="P142"><text:tab/>/* Private */ </text:p>
      <text:p text:style-name="P142"><text:tab/>GtkWidget *vBox; </text:p>
      <text:p text:style-name="P142"><text:tab/>GList *list; </text:p>
      <text:p text:style-name="P142"><text:tab/>gpointer *selected; </text:p>
      <text:p text:style-name="P142"/>
      <text:p text:style-name="P142"><text:tab/>/* Callback */ </text:p>
      <text:p text:style-name="P142"><text:tab/>WlHttperSelectedCallback httperSelected; </text:p>
      <text:p text:style-name="P142"><text:tab/>gpointer httperSelectedData; </text:p>
      <text:p text:style-name="P142"><text:tab/>WlHttperStatusCallback httperStatus; </text:p>
      <text:p text:style-name="P142"><text:tab/>gpointer httperStatusData; </text:p>
      <text:p text:style-name="P142">}; </text:p>
      <text:p text:style-name="P142"/>
      <text:p text:style-name="P142">struct _WlDownloaderClass { </text:p>
      <text:p text:style-name="P142"><text:tab/>GtkScrolledWindowClass parentClass; </text:p>
      <text:p text:style-name="P142">};</text:p>
      <text:p text:style-name="P78">_WlDownloader和_WlDownloaderClass分别是WlDownloader的实例（对象）结构和类结构<text:span text:style-name="T103">。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7">实例结构的第一个字段必须是父类的实例结构，如果你熟悉C语言，那么很容易理解这点。比如创建一个WlDownloader的实例，</text:p>
      <text:p text:style-name="P142">WlDownloader *dl=wl_downloader_new();</text:p>
      <text:p text:style-name="P78">那么便可以直接使用<text:span text:style-name="T39">(GtkScrolledWindow*)dl</text:span>的方式强制转化为父类的对象<text:span text:style-name="T104">，结构之间也就有了继承与派生的关系。为了更加直观方便地进行类型转化，一般会定义几个宏来完成。比如</text:span></text:p>
      <text:p text:style-name="P143">#define WL_DOWNLOADER(obj)<text:tab/>\<text:tab/>G_TYPE_CHECK_INSTANCE_CAST((obj),WL_TYPE_DOWNLOADER,WlDownloader)</text:p>
      <text:p text:style-name="Text_20_body">其中<text:span text:style-name="T106">G_TYPE_CHECK_INSTANCE_CAST是GObject内部定义的，完成通用形式的类型转化。</text:span></text:p>
      <text:p text:style-name="Text_20_body">当你使用WL_DOWNLOADER(ptr)时就表示把ptr转化为WlDownloader。</text:p>
      <text:p text:style-name="P79">但毕竟C语言本身不提供面向对象的功能，因此，不能像C++中那样通过-&gt;的方式调用成员函数。一般成员函数的第一个参数就是类的实例对象，比如</text:p>
      <text:p text:style-name="P144"><text:soft-page-break/>void wl_downloader_remove_httper(WlDownloader * dl, WlHttper * httper);</text:p>
      <text:p text:style-name="P79">在GObject中还提供了信号和属性的功能。可以给类添加信号和属性。属性其实只是对类的另一种访问方式<text:span text:style-name="T107">，大部分类的属性访问都类似于set和get的成员函数。在wdl中并没有使用任何属性，因此不再继续讨论，有兴趣的读者可以参考</text:span><text:a xlink:type="simple" xlink:href="https://developer.gnome.org/gobject/stable/"><text:span text:style-name="T107">官方文档</text:span></text:a><text:span text:style-name="T107">。下一节讨论GObject的信号机制。</text:span></text:p>
      <text:h text:style-name="Heading_20_3" text:outline-level="3"><text:bookmark-start text:name="__RefHeading__2135_1691521449"/>2.1.<text:span text:style-name="T105">4</text:span> G<text:span text:style-name="T105">O</text:span>bject 信号<text:bookmark-end text:name="__RefHeading__2135_1691521449"/></text:h>
      <text:p text:style-name="P80">每个GObject对象可以注册多个信号，每个信号可以注册多个回调函数<text:span text:style-name="T108">。如果可以注册多个回调函数，那么回调函数一般按注册时间依次调用，除非有特殊设置，比如g_signal_connect_after</text:span>。</text:p>
      <text:p text:style-name="P81">wdl本身并不使用GObject的信号机制，但是GTK+通过GObject的信号机制来完成对界面事件（鼠标点击等）的响应。</text:p>
      <text:p text:style-name="P80">在内部实现中<text:span text:style-name="T42">，每个信号都有一个信号ID表示，是一个guint类型的值。每个信号的回调函数用HandlerList结构表示，源代码gobject/gsignal.c：251</text:span></text:p>
      <text:p text:style-name="P128">struct _HandlerList </text:p>
      <text:p text:style-name="P128">{ </text:p>
      <text:p text:style-name="P128"><text:tab/>guint <text:s text:c="3"/>signal_id; <text:s text:c="53"/></text:p>
      <text:p text:style-name="P128"><text:tab/>Handler *handlers; </text:p>
      <text:p text:style-name="P128"><text:tab/>Handler *tail_before; <text:s/>/* normal signal handlers are appended here <text:s/>*/ </text:p>
      <text:p text:style-name="P128"><text:tab/>Handler *tail_after; <text:s text:c="2"/>/* CONNECT_AFTER handlers are appended here <text:s/>*/ </text:p>
      <text:p text:style-name="P128"><text:s/>}; </text:p>
      <text:p text:style-name="P31">Handler结构表示单个回调函数，本身实现为一个双向链表<text:span text:style-name="T44">，</text:span>源代码<text:span text:style-name="T43">gobject/gsignal.c：259。</text:span></text:p>
      <text:p text:style-name="P160"><text:s/><text:span text:style-name="T39">struct _Handler </text:span></text:p>
      <text:p text:style-name="P129">{ </text:p>
      <text:p text:style-name="P129"><text:tab/>gulong <text:s text:c="7"/>sequential_number; </text:p>
      <text:p text:style-name="P129"><text:tab/>Handler <text:s text:c="5"/>*next; </text:p>
      <text:p text:style-name="P129"><text:tab/>Handler <text:s text:c="5"/>*prev; </text:p>
      <text:p text:style-name="P129"><text:tab/>GQuark <text:s text:c="3"/>detail; </text:p>
      <text:p text:style-name="P129"><text:tab/>guint <text:s text:c="8"/>ref_count; </text:p>
      <text:p text:style-name="P129"><text:tab/>guint <text:s text:c="8"/>block_count : 16; </text:p>
      <text:p text:style-name="P129">#define HANDLER_MAX_BLOCK_COUNT (1 &lt;&lt; 16) </text:p>
      <text:p text:style-name="P129"><text:tab/>guint <text:s text:c="8"/>after : 1; </text:p>
      <text:p text:style-name="P129"><text:tab/>guint <text:s text:c="8"/>has_invalid_closure_notify : 1; </text:p>
      <text:p text:style-name="P129"><text:tab/>GClosure <text:s text:c="4"/>*closure; </text:p>
      <text:p text:style-name="P129">}; </text:p>
      <text:p text:style-name="P32"><text:soft-page-break/>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3">信号与具体对象是的联系是通过一个全局静态的hash表指定的<text:span text:style-name="T46">。源代码gobject/gsignal.c：303</text:span></text:p>
      <text:p text:style-name="P130">static GHashTable <text:s text:c="3"/>*g_handler_list_bsa_ht = NULL;</text:p>
      <text:p text:style-name="P34">该hash表是gpointer<text:span text:style-name="T47">（其实是void *，C语言里的通用指针）和GBSearchArray的对应。</text:span></text:p>
      <text:p text:style-name="P35">GBSearchArray是二叉查找树结构，与具体对象相关的所有HandlerList结构。</text:p>
      <text:p text:style-name="P36">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5">5</text:span> <text:span text:style-name="T19">GmainLoop</text:span><text:bookmark-end text:name="__RefHeading__2137_1691521449"/></text:h>
      <text:p text:style-name="P12"><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2">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3">每个事件源都有一个相关优先级。默认优先级为G_PRIOPRITY_DEFAULT，其值为0。小于0的值表示更高的优先级，反之，大于0表示低优先级。拥有高优先级源的事件总是比低优先级源相关的事件优先执行。</text:p>
      <text:p text:style-name="P13">也可以添加空闲（idle）函数以及相关的优先级。没有更高优先级的事件要执行时就会被执行。</text:p>
      <text:p text:style-name="P13">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6">可以通过递归的方式创建主循环。这也是GTK应用程序用来显示模态对话框所采用的方式。注意，事件源有个相关的GMainContext，而该GMainContext中所有相关的主循环都会检查和事件源的事件。</text:p>
      <text:p text:style-name="P16">GTK+中有一些函数是对GMainLoop的封装，比如gtk_main(),gtk_main_quit()和gtk_events_pending()。</text:p>
      <text:p text:style-name="P18">下面代码是GMainLoop的C结构体，一个GMainLoop只有一个GMainContext，一个GMainContext则可以关联多个事件源。可以看到<text:span text:style-name="T27">，GMainLoop只是GMainContext的简单封装，因此，很多时候可以将GMainLoop，也就是主循环直接看作GMainContext。</text:span></text:p>
      <text:p text:style-name="P123"><text:s/>struct _GMainLoop { </text:p>
      <text:p text:style-name="P123"><text:soft-page-break/><text:tab/>GMainContext *context; <text:s text:c="50"/></text:p>
      <text:p text:style-name="P123"><text:tab/>gboolean is_running; </text:p>
      <text:p text:style-name="P123"><text:tab/>gint ref_count; </text:p>
      <text:p text:style-name="P123"><text:s/>};</text:p>
      <text:p text:style-name="Text_20_body">下图表示一个<text:span text:style-name="T59">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5">6</text:span> 创建新的事件源类型<text:bookmark-end text:name="__RefHeading__2139_1691521449"/></text:h>
      <text:p text:style-name="P17"><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2.1.<text:span text:style-name="T105">7</text:span> 主循环过程<text:bookmark-end text:name="__RefHeading__2141_1691521449"/></text:h>
      <text:p text:style-name="P19">所谓主循环过程，就是指当我们调用<text:a xlink:type="simple" xlink:href="https://developer.gnome.org/glib/2.38/glib-The-Main-Event-Loop.html#g-main-loop-run">g_main_loop_run()</text:a>时，究竟执行了什么。源代码在<text:span text:style-name="T30">glib/gmain.c:3858。g_main_loop_run()的前一部分主要做一些检查，多线程同步等。然后开始执行下面代码：</text:span></text:p>
      <text:p text:style-name="P124"><text:soft-page-break/>g_atomic_int_inc (&amp;loop-&gt;ref_count); <text:tab/>/* 增加引用计数 */</text:p>
      <text:p text:style-name="P124">loop-&gt;is_running = TRUE; </text:p>
      <text:p text:style-name="P124">while (loop-&gt;is_running) </text:p>
      <text:p text:style-name="P124"><text:tab/>g_main_context_iterate (loop-&gt;context, TRUE, TRUE, self); </text:p>
      <text:p text:style-name="P23">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4">因此g_main_loop_run()会在循环中不断执行，直到在一个事件中调用了g_mian_loop_quit()退出。</text:p>
      <text:h text:style-name="Heading_20_3" text:outline-level="3"><text:bookmark-start text:name="__RefHeading__2143_1691521449"/>2.1.<text:span text:style-name="T105">8</text:span> GMainLoop在GTK+中<text:bookmark-end text:name="__RefHeading__2143_1691521449"/></text:h>
      <text:p text:style-name="P25">下面是一个最小的GTK+应用程序，编译运行后将显示一个360x250大小的窗口。</text:p>
      <text:p text:style-name="P125">#include &lt;gtk/gtk.h&gt; </text:p>
      <text:p text:style-name="P125">int main(int argc, char *argv[]) </text:p>
      <text:p text:style-name="P125">{ </text:p>
      <text:p text:style-name="P125"><text:tab/>gtk_init(&amp;argc,&amp;argv); </text:p>
      <text:p text:style-name="P125"><text:tab/>GtkWidget *window=gtk_window_new(GTK_WINDOW_TOPLEVEL); </text:p>
      <text:p text:style-name="P125"><text:tab/>gtk_window_set_default_size(GTK_WINDOW(window),360,250); </text:p>
      <text:p text:style-name="P125"><text:tab/>gtk_window_set_position(GTK_WINDOW(window),GTK_WIN_POS_CENTER); </text:p>
      <text:p text:style-name="P125"><text:tab/>g_signal_connect(G_OBJECT(window),"destroy", </text:p>
      <text:p text:style-name="P125"><text:tab/><text:tab/><text:tab/><text:tab/>G_CALLBACK(gtk_main_quit),NULL); </text:p>
      <text:p text:style-name="P125"/>
      <text:p text:style-name="P125"><text:tab/>gtk_widget_show(window); </text:p>
      <text:p text:style-name="P125"><text:tab/>gtk_main(); </text:p>
      <text:p text:style-name="P125"><text:tab/>return 0; </text:p>
      <text:p text:style-name="P125">}</text:p>
      <text:p text:style-name="Text_20_body">本节将根据上述代码来解释GTK+的工作原理<text:span text:style-name="T32">。</text:span></text:p>
      <text:p text:style-name="P26">在调用任何GTK+函数之前，必须先调用<text:a xlink:type="simple" xlink:href="https://developer.gnome.org/gtk3/3.8/gtk3-General.html#gtk-init">gtk_init()</text:a>，该函数完成GTK+所需要的所有初始化工作同时解析命令行参数。</text:p>
      <text:p text:style-name="P26"><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6">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7"><text:soft-page-break/>创建的窗口默认是不可见的，因此调用<text:a xlink:type="simple" xlink:href="https://developer.gnome.org/gtk3/3.8/GtkWidget.html#gtk-widget-show">gtk_widget_show()</text:a>显示窗口。</text:p>
      <text:p text:style-name="P28">最后调用<text:a xlink:type="simple" xlink:href="https://developer.gnome.org/gtk3/3.8/gtk3-General.html#gtk-main"><text:span text:style-name="T37">gtk_main()</text:span></text:a><text:span text:style-name="T37">，该函数启动GTK+内部的主循环，源代码gtk/gtkmain.c：1144。</text:span></text:p>
      <text:p text:style-name="P126">loop = g_main_loop_new (NULL, TRUE); </text:p>
      <text:p text:style-name="P126">main_loops = g_slist_prepend (main_loops, loop); </text:p>
      <text:p text:style-name="P126"/>
      <text:p text:style-name="P126">if (g_main_loop_is_running (main_loops-&gt;data)) </text:p>
      <text:p text:style-name="P126">{ </text:p>
      <text:p text:style-name="P126"><text:s text:c="4"/>gdk_threads_leave (); <text:tab/>/* 为了兼容低版本<text:span text:style-name="T38">GTK+，现在可以不用考虑 <text:s/>*/</text:span></text:p>
      <text:p text:style-name="P126"><text:s text:c="4"/>g_main_loop_run (loop); </text:p>
      <text:p text:style-name="P127"><text:s text:c="4"/>gdk_threads_enter (); <text:tab/>/* 为了兼容低版本<text:span text:style-name="T38">GTK+，现在可以不用考虑 <text:s/>*/</text:span></text:p>
      <text:p text:style-name="P126"><text:s text:c="4"/>gdk_flush (); </text:p>
      <text:p text:style-name="P126">}</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29">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29">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30">GTK+采用了GObject框架，包括信号注册与回调函数的功能。</text:p>
      <text:h text:style-name="Heading_20_2" text:outline-level="2"><text:bookmark-start text:name="__RefHeading__235_1157848091"/>2.2 libcurl<text:bookmark-end text:name="__RefHeading__235_1157848091"/></text:h>
      <text:p text:style-name="P51">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2.2.1 URL<text:bookmark-end text:name="__RefHeading__2145_1691521449"/></text:h>
      <text:p text:style-name="P50">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33">scheme://domain:port/path?query#fragment</text:p>
      <text:p text:style-name="P39"><text:soft-page-break/>scheme表示协议<text:span text:style-name="T62">，忽略大小写；一般有http,https,ftp等，如果没有指定，默认http。</text:span></text:p>
      <text:p text:style-name="P39">domain表示点分的<text:span text:style-name="T63">IP地址或者是DNS域名；比如[db8:0cec::99:123a]或者example.org。</text:span></text:p>
      <text:p text:style-name="P39">path表示在指定主机上该资源的位置<text:span text:style-name="T63">，区分大小写；比如/index.html，如果没有指定，默认为/。</text:span></text:p>
      <text:p text:style-name="P39">query包含了发送给服务器的一些参数<text:span text:style-name="T64">，是键\值的对应组，多个由&amp;隔开；比如first=A&amp;second=B。</text:span></text:p>
      <text:p text:style-name="P39">fragment 表示页面中的位置<text:span text:style-name="T65">，一般是HTML文件中某个章节。</text:span></text:p>
      <text:p text:style-name="P52">其中scheme，path，query，fragment都可以不指定。如www.example.com是合法的URL。</text:p>
      <text:p text:style-name="P52">但是如果指定了响应的值，必须是相应合法的值。</text:p>
      <text:p text:style-name="P53">不可打印字符比如中文，需要通过十六进制编码的方式传输，比如%AD。</text:p>
      <text:p text:style-name="P54">在一些协议中，使用了认证机制，比如FTP；可以在FTP的URL中加入用户名和密码。如下</text:p>
      <text:p text:style-name="P134">ftp://username:password@domain/path?query#fragment</text:p>
      <text:h text:style-name="Heading_20_3" text:outline-level="3"><text:bookmark-start text:name="__RefHeading__2147_1691521449"/>2.2.<text:span text:style-name="T62">2</text:span> HTTP<text:bookmark-end text:name="__RefHeading__2147_1691521449"/></text:h>
      <text:p text:style-name="P37"><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8">Web内容都是存储在Web服务器上的。Web服务器所使用的是HTTP协议，因此经常会被称为HTTP服务器。这些HTTP服务器存储了互联网中的数据，如果HTTP客户端请求的话，它们就提供数据。</text:p>
      <text:p text:style-name="P38">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8">一个<text:span text:style-name="T50">HTTP事务是由一条（从客户端发往服务器）请求命令和一条（从服务器发给客户端）响应结果组成的。这种通信是通过名为HTTP报文（HTTP message）的格式化数据块进行的。如下图所示。</text:span></text:p>
      <text:p text:style-name="P38"/>
      <text:p text:style-name="P40"><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6155891824957936669" text:style-name="L1">
        <text:list-item>
          <text:p text:style-name="P184">GET<text:tab/>从服务器向客户端发送指定的资源</text:p>
        </text:list-item>
        <text:list-item>
          <text:p text:style-name="P184">PUT<text:tab/>将来自客户端的数据存储到一个指定的服务器的资源中去</text:p>
        </text:list-item>
        <text:list-item>
          <text:p text:style-name="P184">DELETE<text:tab/>从服务器中删除命名资源</text:p>
        </text:list-item>
        <text:list-item>
          <text:p text:style-name="P185">POST<text:tab/>将客户端数据发送到一个服务器网管应用程序</text:p>
        </text:list-item>
        <text:list-item>
          <text:p text:style-name="P185">HEAD<text:tab/>仅发送响应中的HTTP首部</text:p>
        </text:list-item>
      </text:list>
      <text:p text:style-name="P41">每条<text:span text:style-name="T52">HTTP响应报文返回时都会携带一个状态码。状态码是一个三位数的值，表示客户端请求的结果。</text:span></text:p>
      <text:list xml:id="list1340842149049642483" text:style-name="L2">
        <text:list-item>
          <text:p text:style-name="P186">100 ～ 199<text:tab/>信息性状态码</text:p>
        </text:list-item>
        <text:list-item>
          <text:p text:style-name="P186">200 ~ 299<text:tab/>成功状态码，最常见的是200。</text:p>
        </text:list-item>
        <text:list-item>
          <text:p text:style-name="P186">300 ～ 399<text:tab/>重定向状态码，表示所请求的资源已经移动了位置，请客户端重新使用新位置请求。</text:p>
        </text:list-item>
        <text:list-item>
          <text:p text:style-name="P186">400 ～ 499<text:tab/>客户端错误状态码，一般是客户端发送了错误的请求；最常见的是404，服务器无法 找到指定的资源。</text:p>
        </text:list-item>
        <text:list-item>
          <text:p text:style-name="P186">500 ～ 599<text:tab/>服务器错误状态吗，客户端发送了有效的请求，但服务器自身却出现了问题。</text:p>
        </text:list-item>
      </text:list>
      <text:p text:style-name="P42">一般认为大于等于<text:span text:style-name="T53">400的状态吗表示请求失败，反之表示请求有效。</text:span>伴随着每个状态码，HTTP响应中还会有一条解释性的内容。在上述例子中是“OK”，如果是404则一般是“Not Found”。</text:p>
      <text:p text:style-name="P43">HTTP报文是由一行一行的简单字符串组成的，都是纯文本。下图显示了一个简单事务使用的HTTP报文。</text:p>
      <text:p text:style-name="P43"><text:soft-page-break/></text:p>
      <text:p text:style-name="P43"><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3">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4">HTTP首部之后跟着消息主体<text:span text:style-name="T56">，请求和响应依据具体情况都可以没有消息主体，但响应一般都会有。</text:span></text:p>
      <text:p text:style-name="P45">HTTP起始行中还有一个HTTP版本号，现在一般都用HTTP/1.1或者HTTP/1.0，差别主要在支持的首部上，这已经超出了本书的讨论范围。在本文中<text:span text:style-name="T57">，所有的HTTP报文都采用HTTP/1.1。</text:span></text:p>
      <text:p text:style-name="P45">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31">#include &lt;stdio.h&gt; </text:p>
      <text:p text:style-name="P131">#include &lt;stdlib.h&gt; </text:p>
      <text:p text:style-name="P131">#include &lt;unistd.h&gt; </text:p>
      <text:p text:style-name="P131">#include &lt;string.h&gt; </text:p>
      <text:p text:style-name="P131">#include &lt;sys/types.h&gt; </text:p>
      <text:p text:style-name="P131">#include &lt;sys/socket.h&gt; </text:p>
      <text:p text:style-name="P131">#include &lt;netdb.h&gt; </text:p>
      <text:p text:style-name="P131">#include &lt;libsoup/soup.h&gt; </text:p>
      <text:p text:style-name="P131">#include &lt;errno.h&gt; </text:p>
      <text:p text:style-name="P131"/>
      <text:p text:style-name="P131"><text:soft-page-break/>int main(int argc, char *argv[]) </text:p>
      <text:p text:style-name="P131">{ </text:p>
      <text:p text:style-name="P131"><text:tab/>if(argc!=2){ </text:p>
      <text:p text:style-name="P131"><text:tab/><text:tab/>fprintf(stderr,"Usage: hget url\n"); </text:p>
      <text:p text:style-name="P131"><text:tab/><text:tab/>return 0; </text:p>
      <text:p text:style-name="P131"><text:tab/>} </text:p>
      <text:p text:style-name="P131"/>
      <text:p text:style-name="P131"><text:tab/>SoupURI *url=soup_uri_new(argv[1]); </text:p>
      <text:p text:style-name="P131"><text:tab/>if(url==NULL){ </text:p>
      <text:p text:style-name="P131"><text:tab/><text:tab/>fprintf(stderr,"Invalid URL!\n"); </text:p>
      <text:p text:style-name="P131"><text:tab/><text:tab/>return -1; </text:p>
      <text:p text:style-name="P131"><text:tab/>}else if(strcmp("http",soup_uri_get_scheme(url))){ </text:p>
      <text:p text:style-name="P131"><text:tab/><text:tab/>fprintf(stderr,"Only HTTP is supported!\n"); </text:p>
      <text:p text:style-name="P131"><text:tab/><text:tab/>return -2; </text:p>
      <text:p text:style-name="P131"><text:tab/>} </text:p>
      <text:p text:style-name="P131"><text:tab/>/* 解析主机地址 */ </text:p>
      <text:p text:style-name="P131"><text:tab/>struct addrinfo hints; </text:p>
      <text:p text:style-name="P131"><text:tab/>struct addrinfo *res=NULL; </text:p>
      <text:p text:style-name="P131"><text:tab/>memset(&amp;hints,0,sizeof(struct addrinfo)); </text:p>
      <text:p text:style-name="P131"><text:tab/>hints.ai_family=AF_UNSPEC; <text:tab/>/* Allow IPv4 or IPv6 */ </text:p>
      <text:p text:style-name="P131"><text:tab/>hints.ai_socktype=SOCK_STREAM; /* <text:s/>Stream socket */ </text:p>
      <text:p text:style-name="P131"><text:tab/>hints.ai_flags=0; </text:p>
      <text:p text:style-name="P131"><text:tab/>hints.ai_protocol=0; <text:tab/><text:tab/>/* Any protocol */ </text:p>
      <text:p text:style-name="P131"><text:tab/>if(getaddrinfo(soup_uri_get_host(url), "http", &amp;hints,&amp;res)){ </text:p>
      <text:p text:style-name="P131"><text:tab/><text:tab/>perror("Invalid host"); </text:p>
      <text:p text:style-name="P131"><text:tab/><text:tab/>return -3; </text:p>
      <text:p text:style-name="P131"><text:tab/>} </text:p>
      <text:p text:style-name="P131"><text:tab/>int sockfd=socket(res-&gt;ai_family,res-&gt;ai_socktype,res-&gt;ai_protocol); </text:p>
      <text:p text:style-name="P131"><text:tab/>if(socket&lt;0){ </text:p>
      <text:p text:style-name="P131"><text:tab/><text:tab/>perror("Fail to create socket"); </text:p>
      <text:p text:style-name="P131"><text:tab/><text:tab/>return -4; </text:p>
      <text:p text:style-name="P131"><text:tab/>} </text:p>
      <text:p text:style-name="P131"><text:tab/>/* 发起socket链接 <text:s/>*/</text:p>
      <text:p text:style-name="P131"><text:soft-page-break/><text:tab/>if(connect(sockfd,res-&gt;ai_addr,res-&gt;ai_addrlen)){ </text:p>
      <text:p text:style-name="P131"><text:tab/><text:tab/>perror("Fail to connect"); </text:p>
      <text:p text:style-name="P131"><text:tab/><text:tab/>return -5; </text:p>
      <text:p text:style-name="P131"><text:tab/>} </text:p>
      <text:p text:style-name="P131"><text:tab/>/* 构造HTTP请求报文 */ </text:p>
      <text:p text:style-name="P131"><text:tab/>char request[4096]; </text:p>
      <text:p text:style-name="P131"><text:tab/>snprintf(request,4096,"GET %s HTTP/1.1\r\n" </text:p>
      <text:p text:style-name="P131"><text:tab/><text:tab/><text:tab/><text:tab/>"Host: %s\r\nAccept: */*\r\nConnection: close\r\n\r\n", </text:p>
      <text:p text:style-name="P131"><text:tab/><text:tab/><text:tab/><text:tab/>soup_uri_get_path(url),soup_uri_get_host(url)); </text:p>
      <text:p text:style-name="P131"><text:tab/>/* 发送HTTP请求报文 */ </text:p>
      <text:p text:style-name="P131"><text:tab/>write(sockfd,request,strlen(request)); </text:p>
      <text:p text:style-name="P131"><text:tab/>char response[4096]; </text:p>
      <text:p text:style-name="P131"><text:tab/>int n; </text:p>
      <text:p text:style-name="P131"><text:tab/>/* 读取HTTP响应并输出到标准输出 */ </text:p>
      <text:p text:style-name="P131"><text:tab/>while((n=read(sockfd,response,4096))&gt;0){ </text:p>
      <text:p text:style-name="P131"><text:tab/><text:tab/>write(STDOUT_FILENO,response,n); </text:p>
      <text:p text:style-name="P131"><text:tab/>} </text:p>
      <text:p text:style-name="P131"/>
      <text:p text:style-name="P131"><text:tab/>freeaddrinfo(res); </text:p>
      <text:p text:style-name="P131"><text:tab/>/* 关闭套接字 */ </text:p>
      <text:p text:style-name="P131"><text:tab/>close(sockfd); </text:p>
      <text:p text:style-name="P131"><text:tab/>return 0; </text:p>
      <text:p text:style-name="P131">}</text:p>
      <text:p text:style-name="P46">运行结果如下：</text:p>
      <text:p text:style-name="P132">$./a.out <text:a xlink:type="simple" xlink:href="http://www.baidu.com/">http://www.baidu.com</text:a></text:p>
      <text:p text:style-name="P161">HTTP/1.1 200 OK </text:p>
      <text:p text:style-name="P132">Date: Sun, 23 Mar 2014 10:38:15 GMT </text:p>
      <text:p text:style-name="P132">Content-Type: text/html </text:p>
      <text:p text:style-name="P132">Transfer-Encoding: chunked </text:p>
      <text:p text:style-name="P132">Connection: Close </text:p>
      <text:p text:style-name="P132">Vary: Accept-Encoding </text:p>
      <text:p text:style-name="P132">Set-Cookie: BAIDUID=C6099A3FCCEC016FD7C78B679511F0F8:FG=1; expires=Thu, 31-Dec-37 23:55:55 GMT; max-age=2147483647; path=/; domain=.baidu.com </text:p>
      <text:p text:style-name="P132"><text:soft-page-break/>Set-Cookie: BDSVRTM=0; path=/ </text:p>
      <text:p text:style-name="P132">Set-Cookie: H_PS_PSSID=5229_1435_5224_5722_4261_5565_4759_5659; path=/; domain=.baidu.com </text:p>
      <text:p text:style-name="P132">P3P: CP=" OTI DSP COR IVA OUR IND COM " </text:p>
      <text:p text:style-name="P132">Expires: Sun, 23 Mar 2014 10:38:00 GMT </text:p>
      <text:p text:style-name="P132">Cache-Control: private </text:p>
      <text:p text:style-name="P132">Server: BWS/1.1 </text:p>
      <text:p text:style-name="P132">BDPAGETYPE: 1 </text:p>
      <text:p text:style-name="P132">BDQID: 0xcc97b76d0023d327 </text:p>
      <text:p text:style-name="P132">BDUSERID: 0 </text:p>
      <text:p text:style-name="P132"/>
      <text:p text:style-name="P132">405e </text:p>
      <text:p text:style-name="P132">&lt;!DOCTYPE html&gt;&lt;!--STATUS OK--&gt;&lt;html&gt;&lt;head&gt;&lt;meta http-equiv="content-type" content="text/html;charset=utf-8"&gt;&lt;link rel="dns-prefetch.....&lt;省略&gt;</text:p>
      <text:p text:style-name="Text_20_body">下面解释HTTP断点续传，断点续传的原理很简单。<text:span text:style-name="T167">HTTP首部中有个叫RANGE的字段，表示请求的数据的范围。</text:span></text:p>
      <text:p text:style-name="P114">比如制定了</text:p>
      <text:p text:style-name="P146">RANGE: bytes=2000070- </text:p>
      <text:p text:style-name="P114">表示请求服务器返回对象2000070字节开始到文件末尾的数据。比如在第一次下载中不指定<text:span text:style-name="T168">RANGE，表示下载整个文件，但是因为某些原因（用户终止或者程序出错）导致下载被终止且程序退出。重启程序要继续前面的下载任务，首先要获取已下载数据的长度，比如可能已经下载了40023字节，那么重新开始下载就在HTTP首部中指定</text:span></text:p>
      <text:p text:style-name="P147">RANGE: <text:s/>bytes=40023-</text:p>
      <text:p text:style-name="P115">服务器返回从文件偏移40023字节开始的数据，获取后添加（append）到文件后就行。</text:p>
      <text:h text:style-name="Heading_20_3" text:outline-level="3"><text:bookmark-start text:name="__RefHeading__2149_1691521449"/>2.2.3 HTTP在libcurl中<text:bookmark-end text:name="__RefHeading__2149_1691521449"/></text:h>
      <text:p text:style-name="P57">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7">在讨论libcurl的实现之前，先看一下如何使用libcurl发送<text:span text:style-name="T72">HTTP请求。下面这个程序可以看作是上一节HTTP小程序的libcurl版本。</text:span></text:p>
      <text:p text:style-name="P135">#include &lt;stdio.h&gt; </text:p>
      <text:p text:style-name="P135">#include &lt;curl/curl.h&gt; </text:p>
      <text:p text:style-name="P135"/>
      <text:p text:style-name="P135">int main(int argc, char *argv[]) </text:p>
      <text:p text:style-name="P135"><text:soft-page-break/>{ </text:p>
      <text:p text:style-name="P135"><text:tab/>if(argc!=2){ </text:p>
      <text:p text:style-name="P135"><text:tab/><text:tab/>printf("Usage: a.out URL\n"); </text:p>
      <text:p text:style-name="P135"><text:tab/><text:tab/>return 0; </text:p>
      <text:p text:style-name="P135"><text:tab/>} </text:p>
      <text:p text:style-name="P135"><text:tab/>CURLcode code; </text:p>
      <text:p text:style-name="P135"><text:tab/>CURL *easy=curl_easy_init(); </text:p>
      <text:p text:style-name="P135"/>
      <text:p text:style-name="P135"><text:tab/>code=curl_easy_setopt(easy,CURLOPT_URL,argv[1]); </text:p>
      <text:p text:style-name="P135"><text:tab/>if(code!=CURLE_OK){ </text:p>
      <text:p text:style-name="P135"><text:tab/><text:tab/>fprintf(stderr,"Invalid URL!\n"); </text:p>
      <text:p text:style-name="P135"><text:tab/><text:tab/>return -1; </text:p>
      <text:p text:style-name="P135"><text:tab/>} </text:p>
      <text:p text:style-name="P135"><text:tab/>curl_easy_setopt(easy,CURLOPT_WRITEDATA,stdout); </text:p>
      <text:p text:style-name="P135"/>
      <text:p text:style-name="P135"><text:tab/>code=curl_easy_perform(easy); </text:p>
      <text:p text:style-name="P135"/>
      <text:p text:style-name="P135"><text:tab/>curl_easy_cleanup(easy); </text:p>
      <text:p text:style-name="P135"><text:tab/>return 0; </text:p>
      <text:p text:style-name="P135">}</text:p>
      <text:p text:style-name="P107">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text:span></text:p>
      <text:p text:style-name="P108"><text:span text:style-name="T73">curl_easy_setopt()可以设置很多参数，这里不做过多详细描述。唯独讲解一下关于CURLOPT_WRITEFUNCTION和CURLOPT_PROGRESSFUNC</text:span><text:span text:style-name="T155">TION。</text:span></text:p>
      <text:p text:style-name="P108"><text:span text:style-name="T155">其中CURLOPT_WRITEFUNCTION是一个原型为</text:span><text:span text:style-name="T153">size_t function( char *ptr, size_t size, size_t nmemb, void userdata)的函数指针</text:span><text:span text:style-name="T154">，一旦libcurl接收到了数据，就会调用该函数。ptr表示接受到的数据指针，实际数据大小是size*nmemb，由用户自行觉得如何处理数据</text:span><text:span text:style-name="T156">。</text:span><text:span text:style-name="T154">如果该函数返回的值不是szie*nmemb那么就认为数据传输被用户中止。curl_easy_perform将返回CURLE_ABORTED_BY_CALLBACK。</text:span></text:p>
      <text:p text:style-name="P108"><text:span text:style-name="T154">同样的</text:span><text:span text:style-name="T155">CURLOPT_PROGRESSFUNCTION</text:span><text:span text:style-name="T156">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57">如果该函数返回非0值同样会中止数据传输，curl_easy_perform</text:span><text:soft-page-break/><text:span text:style-name="T157">返回CURLE_ABORTED_BY_CALLBACK。</text:span></text:p>
      <text:p text:style-name="P58">CURL其实是void的别名（源代码include/curl/curl.h：93）。真正的结构是SessionHandle（源代码lib/urldata.h：1614），SessionHandle包含了完成数据传输用到的各种字段和设置，主要由curl_easy_setopt()设置。</text:p>
      <text:p text:style-name="P58">curl_easy_setopt()（源代码lib/easy.c：439）其实是Curl_setopt()（源代码lib/url.c：647）的简单封装。Curl_setopt()则是一个switch结构，主要就是完成选项的配置。</text:p>
      <text:p text:style-name="P59">curl_easy_perform()<text:span text:style-name="T76">（源代码lib/easy.c：470）</text:span>发起连接，完成必要的数据传输。在本例子中<text:span text:style-name="T74">，它将接受到的数据写到stdout，因为之前的curl_easy_setopt()设置。</text:span></text:p>
      <text:p text:style-name="P60">首先需要构造和发送HTTP首部，该任务由Curl_http()（源代码：lib/http.c：1633）完成<text:span text:style-name="T77">。该函数首先做一些通用检查，是否是HTTP协议，HTTP方法，HTTP协议版本，以及一些HTTP首部。以HTTP首部Transfer-Encoding为例，下面是Curl_http()对Transfer-Encoding做的检查和操作。</text:span></text:p>
      <text:p text:style-name="P61"/>
      <text:p text:style-name="P136">ptr = Curl_checkheaders(data, "Transfer-Encoding:"); </text:p>
      <text:p text:style-name="P136">if(ptr) { </text:p>
      <text:p text:style-name="P136"><text:tab/>/* Some kind of TE is requested, check if 'chunked' is chosen */ </text:p>
      <text:p text:style-name="P136"><text:tab/>data-&gt;req.upload_chunky = </text:p>
      <text:p text:style-name="P136"><text:tab/><text:tab/>Curl_compareheader(ptr, "Transfer-Encoding:", "chunked"); </text:p>
      <text:p text:style-name="P136">} else { </text:p>
      <text:p text:style-name="P136"><text:tab/>if((conn-&gt;handler-&gt;protocol&amp;CURLPROTO_HTTP) &amp;&amp; </text:p>
      <text:p text:style-name="P136"><text:tab/><text:tab/><text:tab/><text:tab/>data-&gt;set.upload &amp;&amp; </text:p>
      <text:p text:style-name="P136"><text:tab/><text:tab/><text:tab/><text:tab/>(data-&gt;set.infilesize == -1)) { </text:p>
      <text:p text:style-name="P136"><text:tab/><text:tab/>if(conn-&gt;bits.authneg) </text:p>
      <text:p text:style-name="P136"><text:tab/><text:tab/> <text:s text:c="2"/>/* don't enable chunked during auth neg */ </text:p>
      <text:p text:style-name="P136"><text:tab/><text:tab/> <text:s text:c="2"/>; </text:p>
      <text:p text:style-name="P136"><text:tab/><text:tab/>else if(use_http_1_1(data, conn)) { </text:p>
      <text:p text:style-name="P136"><text:tab/><text:tab/><text:tab/>/* HTTP, upload, unknown file size and not HTTP 1.0 */ </text:p>
      <text:p text:style-name="P136"><text:tab/><text:tab/><text:tab/>data-&gt;req.upload_chunky = TRUE; </text:p>
      <text:p text:style-name="P136"><text:tab/><text:tab/>} else { </text:p>
      <text:p text:style-name="P136"><text:tab/><text:tab/><text:tab/>failf(data, "Chunky upload is not supported by HTTP 1.0"); </text:p>
      <text:p text:style-name="P136"><text:tab/><text:tab/><text:tab/>return CURLE_UPLOAD_FAILED; </text:p>
      <text:p text:style-name="P136"><text:tab/><text:tab/>} </text:p>
      <text:p text:style-name="P136"><text:tab/>} else { </text:p>
      <text:p text:style-name="P136"><text:tab/><text:tab/>/* else, no chunky upload */ </text:p>
      <text:p text:style-name="P136"><text:soft-page-break/><text:tab/><text:tab/>data-&gt;req.upload_chunky = FALSE; </text:p>
      <text:p text:style-name="P136"><text:tab/>} </text:p>
      <text:p text:style-name="P136"><text:tab/>if(data-&gt;req.upload_chunky) </text:p>
      <text:p text:style-name="P136"><text:tab/> <text:s text:c="2"/>te = "Transfer-Encoding: chunked\r\n"; </text:p>
      <text:p text:style-name="P136">}</text:p>
      <text:p text:style-name="P62">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3">构造完成HTTP首部后，程序进入一个<text:span text:style-name="T78">switch结构，判断HTTP方法</text:span></text:p>
      <text:p text:style-name="P137">switch(httpreq) { </text:p>
      <text:p text:style-name="P137"><text:tab/>case HTTPREQ_POST_FORM: </text:p>
      <text:p text:style-name="P137"><text:tab/>…</text:p>
      <text:p text:style-name="P137"><text:tab/>case HTTPREQ_PUT：</text:p>
      <text:p text:style-name="P137"><text:tab/>...</text:p>
      <text:p text:style-name="P65">根据不同的HTTP方法，添加特定的HTTP首部，比如<text:span text:style-name="T79">POST方法中需要添加Content-Type和Content-Length两个首部字段。如果没有指定任何HTTP首部，会默认添加Host和Accept两个首部。如下</text:span></text:p>
      <text:p text:style-name="P138">GET / HTTP/1.1 </text:p>
      <text:p text:style-name="P138">Host: www.baidu.com </text:p>
      <text:p text:style-name="P138">Accept: */*</text:p>
      <text:p text:style-name="P67">完成方法特定首部的构造后，发送HTTP请求。Curl_write()（源代码lib/sendf.c：231）完成发送HTTP请求的工作，它的第二个参数就是一个socket文件描述符。</text:p>
      <text:p text:style-name="P64">完成HTTP请求的发送后，就是接受HTTP响应。<text:span text:style-name="T80">Curl_done()（源代码lib/url.c:5623）完成接收HTTP响应的工作。</text:span></text:p>
      <text:p text:style-name="P66">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7"><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6">本章节主要讨论FTP的数据传输方式，相关的FTP认证、安全等内容不在讨论范围内。有兴趣的读者可以参考<text:a xlink:type="simple" xlink:href="http://mirrors.ustc.edu.cn/rfc/rfc959.txt">RFC959</text:a>。</text:p>
      <text:p text:style-name="P48"><text:soft-page-break/>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49">FTP服务一般运行在20和21两个端口。端口20用于客户端与服务器之间的数据传输，而端口21用户客户端与服务器之间的控制信息传输。典型的<text:span text:style-name="T66">FTP客户端-服务器模型如下</text:span></text:p>
      <text:p text:style-name="P49"/>
      <text:p text:style-name="P55"><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8">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8">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text:span><text:soft-page-break/><text:span text:style-name="T84">的0x04和0x0F，合并后0x040F就是十进制端口值1039。命令用\r\n结尾。</text:span></text:p>
      <text:p text:style-name="P68">下面代码演示了<text:span text:style-name="T85">FTP的PORT命令。</text:span></text:p>
      <text:p text:style-name="P139">/* 将IP地址和端口表示为a,b,c,d,e,f形式 */ </text:p>
      <text:p text:style-name="P139">p_address_to_port_repr (&amp;addr, port, bytes, sizeof (bytes)); </text:p>
      <text:p text:style-name="P139">/* 构造 PORT 请求. <text:s/>*/ </text:p>
      <text:p text:style-name="P139">snprintf(request,”PORT %s<text:span text:style-name="T87">\r\n</text:span>”,bytes);</text:p>
      <text:p text:style-name="P139">/* 发送请求 */</text:p>
      <text:p text:style-name="P139">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65">响应码</text:p>
          </table:table-cell>
          <table:table-cell table:style-name="FTP响应码.B1" office:value-type="string">
            <text:p text:style-name="P166">响应格式</text:p>
          </table:table-cell>
        </table:table-row>
        <table:table-row>
          <table:table-cell table:style-name="FTP响应码.A2" office:value-type="string">
            <text:p text:style-name="P164">120</text:p>
          </table:table-cell>
          <table:table-cell table:style-name="FTP响应码.B2" office:value-type="string">
            <text:p text:style-name="P164">120 Service ready in nnn minutes</text:p>
          </table:table-cell>
        </table:table-row>
        <table:table-row>
          <table:table-cell table:style-name="FTP响应码.A2" office:value-type="string">
            <text:p text:style-name="P164">125</text:p>
          </table:table-cell>
          <table:table-cell table:style-name="FTP响应码.B2" office:value-type="string">
            <text:p text:style-name="P164">125 Data connection already open;transfer starting</text:p>
          </table:table-cell>
        </table:table-row>
        <table:table-row>
          <table:table-cell table:style-name="FTP响应码.A2" office:value-type="string">
            <text:p text:style-name="P164">150</text:p>
          </table:table-cell>
          <table:table-cell table:style-name="FTP响应码.B2" office:value-type="string">
            <text:p text:style-name="P164">150 File status; about to open data connection</text:p>
          </table:table-cell>
        </table:table-row>
        <table:table-row>
          <table:table-cell table:style-name="FTP响应码.A2" office:value-type="string">
            <text:p text:style-name="P167">200</text:p>
          </table:table-cell>
          <table:table-cell table:style-name="FTP响应码.B2" office:value-type="string">
            <text:p text:style-name="P167">200 Command okay</text:p>
          </table:table-cell>
        </table:table-row>
        <table:table-row>
          <table:table-cell table:style-name="FTP响应码.A2" office:value-type="string">
            <text:p text:style-name="P167">211</text:p>
          </table:table-cell>
          <table:table-cell table:style-name="FTP响应码.B2" office:value-type="string">
            <text:p text:style-name="P167">211 System status, or system help reply</text:p>
          </table:table-cell>
        </table:table-row>
        <table:table-row>
          <table:table-cell table:style-name="FTP响应码.A2" office:value-type="string">
            <text:p text:style-name="P168">530</text:p>
          </table:table-cell>
          <table:table-cell table:style-name="FTP响应码.B2" office:value-type="string">
            <text:p text:style-name="P168">530 Not logged in</text:p>
          </table:table-cell>
        </table:table-row>
      </table:table>
      <text:p text:style-name="P116">响应码大于400表示命令执行失败。</text:p>
      <text:p text:style-name="P117">FTP断点续传的原理与HTTP断点续传类似。都是向服务器发送请求获取特定位置的数据。在HTTP中通过首部字段RANGE指定，而在FTP中，客户端向服务器发送REST指令指定文件偏移位置。比如</text:p>
      <text:p text:style-name="P148">REST 42314</text:p>
      <text:p text:style-name="P117">表示从文件的42314字节处开始传输数据。在重启wdl后<text:span text:style-name="T169">，要继续未完成的下载，就要先获取已下载数据的大小，然后向服务器发送REST指令，继续下载。</text:span></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69">Curl_ftpsendf()（源代码lib/ftp.c：4135）发送ftp请求的<text:span text:style-name="T88">，它的参数可以变，类似于printf。如果要发送PORT命令，可以这样调用Curl_ftpsendf(conn,”PORT %s,%s,%s,%s,%s,%s”,a,b,c,d,e,f)。</text:span></text:p>
      <text:p text:style-name="P70">Curl_ftpsendf()先根据用户指定的形式构造字符串<text:span text:style-name="T89">，</text:span></text:p>
      <text:p text:style-name="P140">write_len = vsnprintf(s, SBUF_SIZE-3, fmt, ap);</text:p>
      <text:p text:style-name="Text_20_body">在添加<text:span text:style-name="T90">\r\n结束符。</text:span></text:p>
      <text:p text:style-name="P141"><text:soft-page-break/>strcpy(&amp;s[write_len], "\r\n");</text:p>
      <text:p text:style-name="P71">最后发送数据。</text:p>
      <text:p text:style-name="P141"><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P3">libtransmission...</text:p>
      <text:h text:style-name="P188" text:outline-level="1"><text:bookmark-start text:name="__RefHeading__239_1157848091"/><text:span text:style-name="T12">3. </text:span>wdl的实现<text:bookmark-end text:name="__RefHeading__239_1157848091"/></text:h>
      <text:p text:style-name="P72">wdl的整体结构采用GObject提供的面向对象机制，读者只要将其理解为C++中的类机制就行。同<text:span text:style-name="T93">C++的代码组织方式一样，也是在头文件（.h）里定义类，在源文件（.c）里实现类。比如文件wlhttper.h和wlhttper.c分别是类WlHttper的定义于实现。</text:span></text:p>
      <text:p text:style-name="P72">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66">类名</text:p>
          </table:table-cell>
          <table:table-cell table:style-name="WDL类.A1" office:value-type="string">
            <text:p text:style-name="P166">父类</text:p>
          </table:table-cell>
          <table:table-cell table:style-name="WDL类.C1" office:value-type="string">
            <text:p text:style-name="P166">功能</text:p>
          </table:table-cell>
        </table:table-row>
        <table:table-row>
          <table:table-cell table:style-name="WDL类.A2" office:value-type="string">
            <text:p text:style-name="P169">WlHttper</text:p>
          </table:table-cell>
          <table:table-cell table:style-name="WDL类.A2" office:value-type="string">
            <text:p text:style-name="P171">GtkEventBox</text:p>
          </table:table-cell>
          <table:table-cell table:style-name="WDL类.C7" office:value-type="string">
            <text:p text:style-name="P170">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72">WlBter</text:p>
          </table:table-cell>
          <table:table-cell table:style-name="WDL类.A2" office:value-type="string">
            <text:p text:style-name="P172">GtkEventBox</text:p>
          </table:table-cell>
          <table:table-cell table:style-name="WDL类.C7" office:value-type="string">
            <text:p text:style-name="P170">与<text:span text:style-name="T95">WlHttper类似，但是它管理的是一个BT下载任务，wdl采用了libtransmission实现BT下载，而libtransmission本身会进行多线程的管理。</text:span></text:p>
          </table:table-cell>
        </table:table-row>
        <table:table-row>
          <table:table-cell table:style-name="WDL类.A2" office:value-type="string">
            <text:p text:style-name="P173">WlHttperMenu</text:p>
          </table:table-cell>
          <table:table-cell table:style-name="WDL类.A2" office:value-type="string">
            <text:p text:style-name="P173">GtkMenu</text:p>
          </table:table-cell>
          <table:table-cell table:style-name="WDL类.C7" office:value-type="string">
            <text:p text:style-name="P170">管理一个<text:span text:style-name="T97">WlHttper的右键菜单，默认一些简单的功能，也可以额外添加。该类被嵌入WlHttper中。</text:span></text:p>
          </table:table-cell>
        </table:table-row>
        <table:table-row>
          <table:table-cell table:style-name="WDL类.A2" office:value-type="string">
            <text:p text:style-name="P174">WlHttperProperties</text:p>
          </table:table-cell>
          <table:table-cell table:style-name="WDL类.A2" office:value-type="string">
            <text:p text:style-name="P174">GtkDialog</text:p>
          </table:table-cell>
          <table:table-cell table:style-name="WDL类.C7" office:value-type="string">
            <text:p text:style-name="P175">这是一个对话框，用来显示一个HTTP或者FTP下载任务的信息。URL地址和保存路径。</text:p>
          </table:table-cell>
        </table:table-row>
        <table:table-row>
          <table:table-cell table:style-name="WDL类.A2" office:value-type="string">
            <text:p text:style-name="P176">WlUrlDialog</text:p>
          </table:table-cell>
          <table:table-cell table:style-name="WDL类.A2" office:value-type="string">
            <text:p text:style-name="P176">GtkDialog</text:p>
          </table:table-cell>
          <table:table-cell table:style-name="WDL类.C7" office:value-type="string">
            <text:p text:style-name="P170">这是一个对话框<text:span text:style-name="T98">，用来供用户输出URL地址。由WlDownloadWindow调用，开始一个HTTP或者FTP下载。</text:span></text:p>
          </table:table-cell>
        </table:table-row>
        <table:table-row>
          <table:table-cell table:style-name="WDL类.A2" office:value-type="string">
            <text:p text:style-name="P177">WlDownloader</text:p>
          </table:table-cell>
          <table:table-cell table:style-name="WDL类.A2" office:value-type="string">
            <text:p text:style-name="P177">GtkScrolledWindow</text:p>
          </table:table-cell>
          <table:table-cell table:style-name="WDL类.C7" office:value-type="string">
            <text:p text:style-name="P178">下载任务的总管理，管理WlHttper和WlBter，对外提供一致的访问方式。</text:p>
          </table:table-cell>
        </table:table-row>
        <table:table-row>
          <table:table-cell table:style-name="WDL类.A2" office:value-type="string">
            <text:p text:style-name="P179">WlDownloadWindow</text:p>
          </table:table-cell>
          <table:table-cell table:style-name="WDL类.A2" office:value-type="string">
            <text:p text:style-name="P179">GtkWindow</text:p>
          </table:table-cell>
          <table:table-cell table:style-name="WDL类.C8" office:value-type="string">
            <text:p text:style-name="P178">wdl的主窗口类，负责窗口菜单，以及WlDownloader。</text:p>
          </table:table-cell>
        </table:table-row>
        <table:table-row>
          <table:table-cell table:style-name="WDL类.A2" office:value-type="string">
            <text:p text:style-name="P189">WlBterProperties</text:p>
          </table:table-cell>
          <table:table-cell table:style-name="WDL类.A2" office:value-type="string">
            <text:p text:style-name="P189">GtkDialog</text:p>
          </table:table-cell>
          <table:table-cell table:style-name="WDL类.C9" office:value-type="string">
            <text:p text:style-name="P190">与WlHttperProperties类似，但是它显示的是一个<text:soft-page-break/>BT任务的信息。</text:p>
          </table:table-cell>
        </table:table-row>
        <table:table-row>
          <table:table-cell table:style-name="WDL类.A2" office:value-type="string">
            <text:p text:style-name="P191">WlBterMenu</text:p>
          </table:table-cell>
          <table:table-cell table:style-name="WDL类.A2" office:value-type="string">
            <text:p text:style-name="P191">GtkMenu</text:p>
          </table:table-cell>
          <table:table-cell table:style-name="WDL类.C10" office:value-type="string">
            <text:p text:style-name="P190">与<text:span text:style-name="T173">WlHttperMenu类似，但是它显示的是一个BT下载任务的右键菜单。</text:span></text:p>
          </table:table-cell>
        </table:table-row>
        <table:table-row>
          <table:table-cell table:style-name="WDL类.A2" office:value-type="string">
            <text:p text:style-name="P192">WlBtFileChooser</text:p>
          </table:table-cell>
          <table:table-cell table:style-name="WDL类.A2" office:value-type="string">
            <text:p text:style-name="P192">GtkDialog</text:p>
          </table:table-cell>
          <table:table-cell table:style-name="WDL类.C11" office:value-type="string">
            <text:p text:style-name="P193">当用户选中一个BT元数据文件的时候，打开该对话框，由用户确定要下载的文件以及保存路径。</text:p>
          </table:table-cell>
        </table:table-row>
      </table:table>
      <text:p text:style-name="P73"/>
      <text:p text:style-name="P73">下面用层次图的方式让读者更清楚的了解各个类之间的关系和层次。</text:p>
      <text:p text:style-name="P74"><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p>
      <text:h text:style-name="Heading_20_2" text:outline-level="2"><text:bookmark-start text:name="__RefHeading__243_1157848091"/>3.<text:span text:style-name="T100">1</text:span> 模块实现<text:bookmark-end text:name="__RefHeading__243_1157848091"/></text:h>
      <text:p text:style-name="P75">wdl采用了面向对象的组织方式<text:span text:style-name="T99">，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100">1</text:span>.1 WlHttper<text:bookmark-end text:name="__RefHeading__1793_1311238787"/></text:h>
      <text:p text:style-name="P82">WlHttper基于GtkEventBox，GtkEventBox是一个GTK+图形界面的容器类，同时可以接受各种界面信号（鼠标点击等）。<text:span text:style-name="T110">我们只讨论WlHttper的功能实现，而不讨论具体的界面构造</text:span><text:span text:style-name="T111">，除非是在涉及到界面显示的功能上。</text:span></text:p>
      <text:p text:style-name="P82"><text:span text:style-name="T111">当使用wl_httper_new()创建了一个新的WlHttper实例时，只是在GTK+主线程中显示了一个新的下载任务，并没有启动新线程</text:span><text:span text:style-name="T112">；知道wl_httper_start()被调用才会创建一个新线程开始下载</text:span><text:span text:style-name="T111">。</text:span><text:span text:style-name="T113">也就是说WlHttper本身是处在GTK+的主线程中的，无论创建了多少个WlHttper都是运行在GTK+的主线程中的。只是不同的</text:span><text:span text:style-name="T114">WlHttper分别管理了各自的下载线程。</text:span>下面是<text:span text:style-name="T109">WlHttper的实例结构，</text:span></text:p>
      <text:p text:style-name="P145"><text:soft-page-break/>struct _WlHttper { </text:p>
      <text:p text:style-name="P145"><text:tab/>GtkEventBox parent; </text:p>
      <text:p text:style-name="P145"><text:tab/>GtkWidget *iconImage; </text:p>
      <text:p text:style-name="P145"><text:tab/>GtkWidget *titleLabel; </text:p>
      <text:p text:style-name="P145"><text:tab/>GtkWidget *progressBar; </text:p>
      <text:p text:style-name="P145"><text:tab/>GtkWidget *dlLabel; </text:p>
      <text:p text:style-name="P145"><text:tab/>GtkWidget *totalLabel; </text:p>
      <text:p text:style-name="P145"><text:tab/>GtkWidget *speedLabel; </text:p>
      <text:p text:style-name="P145"><text:tab/>GtkWidget *timeLabel; </text:p>
      <text:p text:style-name="P145"/>
      <text:p text:style-name="P145"><text:tab/>GtkIconSize iconSize; </text:p>
      <text:p text:style-name="P145"><text:tab/>gchar *url; </text:p>
      <text:p text:style-name="P145"><text:tab/>/* 保存路径和文件流 */ </text:p>
      <text:p text:style-name="P145"><text:tab/>gchar *savePath; </text:p>
      <text:p text:style-name="P145"><text:tab/>GFileOutputStream *fOutput; </text:p>
      <text:p text:style-name="P145"><text:tab/>GThread *thread; </text:p>
      <text:p text:style-name="P145"><text:tab/>CURL *easyCURL; </text:p>
      <text:p text:style-name="P145"><text:tab/>/* 下载速度 */ </text:p>
      <text:p text:style-name="P145"><text:tab/>gdouble speed; </text:p>
      <text:p text:style-name="P145"><text:tab/>/* 下载完成百分比 */ </text:p>
      <text:p text:style-name="P145"><text:tab/>gdouble percentDone; </text:p>
      <text:p text:style-name="P145"><text:tab/>/* </text:p>
      <text:p text:style-name="P145"><text:tab/> * 这两个字段用来计算下载速度 </text:p>
      <text:p text:style-name="P145"><text:tab/> * dlData表示在dlTime时间内下载的字节数 </text:p>
      <text:p text:style-name="P145"><text:tab/> */ </text:p>
      <text:p text:style-name="P145"><text:tab/>guint64 dlData; </text:p>
      <text:p text:style-name="P145"><text:tab/>guint64 dlTime; </text:p>
      <text:p text:style-name="P145"><text:tab/>/* */ </text:p>
      <text:p text:style-name="P145"><text:tab/>guint timeout; </text:p>
      <text:p text:style-name="P145"><text:tab/>/* 已下载的数据和总数据 */ </text:p>
      <text:p text:style-name="P145"><text:tab/>guint64 dlNow; </text:p>
      <text:p text:style-name="P145"><text:tab/>guint64 dlTotal; </text:p>
      <text:p text:style-name="P145"><text:tab/>/* 当前的状态 */ </text:p>
      <text:p text:style-name="P145"><text:soft-page-break/><text:tab/>gint status; </text:p>
      <text:p text:style-name="P145"><text:tab/>/* 完成后返回结果 */ </text:p>
      <text:p text:style-name="P145"><text:tab/>GAsyncQueue *rqueue; </text:p>
      <text:p text:style-name="P145"><text:tab/>/* 发送取消命令 */ </text:p>
      <text:p text:style-name="P145"><text:tab/>GAsyncQueue *cqueue; </text:p>
      <text:p text:style-name="P145"><text:tab/>/* 创建时间，不可设置，初始化自动填写 */ </text:p>
      <text:p text:style-name="P145"><text:tab/>GDateTime *cdt; </text:p>
      <text:p text:style-name="P145"><text:tab/>/* 右键菜单 */ </text:p>
      <text:p text:style-name="P145"><text:tab/>GtkWidget *popMenu; </text:p>
      <text:p text:style-name="P145"><text:tab/>/* 用户自定义数据 */ </text:p>
      <text:p text:style-name="P145"><text:tab/>gpointer userData; </text:p>
      <text:p text:style-name="P145"><text:tab/>/* 完成下载后的回调函数,第一个参数是下载结果 */ </text:p>
      <text:p text:style-name="P145"><text:tab/>WlHttperCallback finishCallback; </text:p>
      <text:p text:style-name="P145"><text:tab/>gpointer cbData; </text:p>
      <text:p text:style-name="P145"><text:tab/>/* 状态改变的回调函数 */ </text:p>
      <text:p text:style-name="P145"><text:tab/>WlHttperStatusCallback statusCallback; </text:p>
      <text:p text:style-name="P145"><text:tab/>gpointer sData; </text:p>
      <text:p text:style-name="P145">};</text:p>
      <text:p text:style-name="P83">其中status表示WlHttper当前的下载状态，是一个如下的枚举类型，每个状态分别对应一种界面的显示<text:span text:style-name="T129">。</text:span></text:p>
      <text:p text:style-name="P180">enum _WlHttperStatus { </text:p>
      <text:p text:style-name="P180"><text:tab/>WL_HTTPER_STATUS_START = 11111, <text:tab/>/* 下载任务已经开始 */</text:p>
      <text:p text:style-name="P180"><text:tab/>WL_HTTPER_STATUS_PAUSE = 22222, <text:tab/>/* 暂停 */</text:p>
      <text:p text:style-name="P180"><text:tab/>WL_HTTPER_STATUS_COMPLETE = 33333, <text:tab/>/* 下载已经完成 */</text:p>
      <text:p text:style-name="P180"><text:tab/>WL_HTTPER_STATUS_NOT_START = 44444, <text:tab/>/* 下载还未开始 */</text:p>
      <text:p text:style-name="P180"><text:tab/>WL_HTTPER_STATUS_ABORT = 55555, <text:tab/>/* 下载被中止了 */</text:p>
      <text:p text:style-name="P180">};</text:p>
      <text:p text:style-name="P86">url就是下载的文件的URL，savePath表示该下载任务的保存路径。</text:p>
      <text:p text:style-name="P85">rqueue和cqueue都是用于多线程数据通信的。cqueue由主线程向下载线程发送取消消息。rqueue由下载线程向主线程发送下载结果。</text:p>
      <text:p text:style-name="P85">speed<text:span text:style-name="T130">、percentDone、dlNow、dlTotal分别表示下载速度、下载完成百分比、当前下载的数据量、文件总大小。这些数据都由下载线程设置，然后由主线程读取然后在界面上显示。</text:span></text:p>
      <text:p text:style-name="P84">当新创建一个<text:span text:style-name="T128">WlHttper实例时，只是将所有字段，包括界面都初始化，status被初始化为WL_HTTPER_STATUS_NOT_START。</text:span></text:p>
      <text:p text:style-name="P87"><text:soft-page-break/>wl_httper_start()<text:span text:style-name="T131">（源代码：src/wlhttper.c:681）</text:span>开始下载任务。该函数首先检查当前的状态<text:span text:style-name="T131">，如果下载状态处于WL_HTTPER_STATUS_START或者是WL_HTTPER_STATUS_PAUSE则直接退出。</text:span></text:p>
      <text:p text:style-name="P87">然后打开保存文件的路径<text:span text:style-name="T131">，如果无效则退出。</text:span></text:p>
      <text:p text:style-name="P87">然后创建一个<text:span text:style-name="T131">CURL对象，并设置必要的参数。如下</text:span></text:p>
      <text:p text:style-name="P149">CURL *easyCURL = curl_easy_init(); </text:p>
      <text:p text:style-name="P149"><text:tab/>/* 设置URL */ </text:p>
      <text:p text:style-name="P149">curl_easy_setopt(easyCURL, CURLOPT_URL, httper-&gt;url); </text:p>
      <text:p text:style-name="P149"><text:tab/>/* 关闭详细信息 */ </text:p>
      <text:p text:style-name="P149">curl_easy_setopt(easyCURL, CURLOPT_VERBOSE, 0L); </text:p>
      <text:p text:style-name="P149"><text:tab/>/* 自动重定向 */ </text:p>
      <text:p text:style-name="P149">curl_easy_setopt(easyCURL, CURLOPT_FOLLOWLOCATION, 1L); </text:p>
      <text:p text:style-name="P149"><text:tab/>/* 设置接收到数据后的回调函数 */ </text:p>
      <text:p text:style-name="P149">curl_easy_setopt(easyCURL, CURLOPT_WRITEFUNCTION, </text:p>
      <text:p text:style-name="P149"><text:tab/><text:tab/><text:tab/><text:tab/><text:tab/> on_curl_write_callback); </text:p>
      <text:p text:style-name="P149"><text:tab/>/* 设置进度回调函数 */ </text:p>
      <text:p text:style-name="P149">curl_easy_setopt(easyCURL, CURLOPT_NOPROGRESS, 0L); </text:p>
      <text:p text:style-name="P149">curl_easy_setopt(easyCURL, CURLOPT_PROGRESSFUNCTION, </text:p>
      <text:p text:style-name="P149"><text:tab/><text:tab/><text:tab/><text:tab/><text:tab/> on_curl_progress_callback); </text:p>
      <text:p text:style-name="P149"><text:tab/>/* 启用SSL <text:s/>*/ </text:p>
      <text:p text:style-name="P149">curl_easy_setopt(easyCURL, CURLOPT_USE_SSL, CURLUSESSL_TRY); </text:p>
      <text:p text:style-name="P149"><text:tab/>/* 关闭证书认证 */ </text:p>
      <text:p text:style-name="P149">curl_easy_setopt(easyCURL, CURLOPT_SSL_VERIFYPEER, 0L); </text:p>
      <text:p text:style-name="P149"><text:tab/>/* 设置用户代理,冒充FIREFOX */ </text:p>
      <text:p text:style-name="P149">curl_easy_setopt(easyCURL, CURLOPT_USERAGENT, </text:p>
      <text:p text:style-name="P149"><text:tab/><text:tab/><text:tab/><text:tab/>"Mozilla/5.0 (X11; Ubuntu; Linux i686; rv:24.0)" </text:p>
      <text:p text:style-name="P149"><text:tab/><text:tab/><text:tab/><text:tab/>" Gecko/20100101 Firefox/24.0"); </text:p>
      <text:p text:style-name="P149"><text:tab/>/* 关闭信号，这可能会引发一个BUG */ </text:p>
      <text:p text:style-name="P149">curl_easy_setopt(easyCURL, CURLOPT_NOSIGNAL, 1L)</text:p>
      <text:p text:style-name="P88">其中<text:span text:style-name="T132"> </text:span><text:span text:style-name="T133">on_curl_progress_callback</text:span><text:span text:style-name="T140">()</text:span><text:span text:style-name="T133">是下载任务执行过程中的进度函数</text:span><text:span text:style-name="T134">，如果返回一个非0的值，就会中止下载任务。该函数在下载线程里被调用</text:span><text:span text:style-name="T135">，但是主线程通过消息通信，在必要时候使其返回0中止下载。</text:span></text:p>
      <text:p text:style-name="P91"><text:span text:style-name="T135">其次是on_</text:span><text:span text:style-name="T132">curl_write_callback()在下载任务有数据传输时被调用，用来指定数据的保存数据，同时根据数据的量和两次调用之间的时间间隔计算下载速度。</text:span></text:p>
      <text:p text:style-name="P88"><text:span text:style-name="T135">完成</text:span><text:span text:style-name="T136">CURL的初始化后，创建两个新的GAsyncQueue用于线程通信，也就是rqueue和cqueue。这表明</text:span><text:soft-page-break/><text:span text:style-name="T136">rqueue和cqueue具有“任务唯一性”。也就是说每次重新开始下载所使用的GAsycnQueue都是不同的。</text:span></text:p>
      <text:p text:style-name="P89"><text:span text:style-name="T136">在然后初始化信息</text:span><text:span text:style-name="T137">，wl_httper_set_default_data()初始化所有下载相关的字段，比如下载速度speed。</text:span></text:p>
      <text:p text:style-name="P93">wl_httper_set_default_info()初始化界面，使界面显示开始下载。</text:p>
      <text:p text:style-name="P94">最后调用g_thread_new("http-download", wl_httper_download_thread, httper);创建下载线程。</text:p>
      <text:p text:style-name="P90"><text:span text:style-name="T132">接着调用wl_httper_add_timeout(httper)在主线程中创建一个定时器，周期性地更新GTK+界面，保证界面显示的下载速度、下载完成百分比等有效。这个定时器的事件周期是</text:span><text:span text:style-name="T138">30</text:span><text:span text:style-name="T132">0ms。</text:span><text:span text:style-name="T138">下面将具体讨论</text:span><text:span text:style-name="T139">下载函数</text:span><text:span text:style-name="T138">wl_httper_download_thread</text:span><text:span text:style-name="T139">()</text:span><text:span text:style-name="T138">和定时器函数</text:span><text:span text:style-name="T139">wl_httper_download_timeout()。</text:span></text:p>
      <text:p text:style-name="P97"><text:span text:style-name="T116">wl_httper_download_thread()接受一个参数，就是WlHttper的指针。通过该参数先取得</text:span><text:span text:style-name="T117">rqueue和cqueue的指针。并增加引用计数，确保它们在线程执行期间不会被释放。</text:span><text:span text:style-name="T118">然后调用curl_easy_perform()开始下载任务。该函数在执行期间会阻塞，但是内部会不断调用前面注册的on_curl_progress_callback()和</text:span><text:span text:style-name="T122">on_curl_write_callback()</text:span><text:span text:style-name="T118">。</text:span></text:p>
      <text:p text:style-name="P97"><text:span text:style-name="T118">在</text:span><text:span text:style-name="T119">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20">。</text:span></text:p>
      <text:p text:style-name="P92"><text:span text:style-name="T142">在on_curl_write_callback()</text:span><text:span text:style-name="T141">除了将下载的数据保存到文件，还要计算下载速度。</text:span><text:span text:style-name="T142">使用以下代码计算下载速度</text:span><text:span text:style-name="T141">，结果保存在httper-</text:span><text:span text:style-name="T143">&gt;speed中。其中httper-&gt;dlTime、httper-&gt;dlData都是初始化为0的。</text:span></text:p>
      <text:p text:style-name="P150">guint64 now = time(NULL); </text:p>
      <text:p text:style-name="P150">if (httper-&gt;dlTime != 0) { </text:p>
      <text:p text:style-name="P150"><text:tab/>httper-&gt;dlData += len; </text:p>
      <text:p text:style-name="P150"><text:tab/>if (now - httper-&gt;dlTime &gt; 0) { <text:tab/>/* 两次调用的时间间隔至少大于<text:span text:style-name="T144">0 */</text:span></text:p>
      <text:p text:style-name="P150"><text:tab/><text:tab/>httper-&gt;speed = (gdouble) httper-&gt;dlData / (gdouble) (now - httper-&gt;dlTime); </text:p>
      <text:p text:style-name="P150"><text:tab/><text:tab/><text:tab/>httper-&gt;dlTime = now; </text:p>
      <text:p text:style-name="P150"><text:tab/><text:tab/><text:tab/>httper-&gt;dlData = 0; </text:p>
      <text:p text:style-name="P150"><text:tab/>} </text:p>
      <text:p text:style-name="P150">} else <text:tab/>/* 这是第一次调用该函数 <text:s/>*/</text:p>
      <text:p text:style-name="P150"><text:tab/>httper-&gt;dlTime = now;</text:p>
      <text:p text:style-name="P95"><text:span text:style-name="T120">curl_</text:span><text:span text:style-name="T121">easy_perform()</text:span><text:span text:style-name="T123">如果没有被中止或者发生什么错误，那么返回CURLE_OK。</text:span><text:span text:style-name="T121">返回后，根据返回值给主线程发送结果。</text:span></text:p>
      <text:p text:style-name="P153">if (code == CURLE_OK) </text:p>
      <text:p text:style-name="P153"><text:tab/>g_async_queue_push(rqueue, (gpointer) WL_HTTPER_STATUS_COMPLETE); </text:p>
      <text:p text:style-name="P153">else </text:p>
      <text:p text:style-name="P153"><text:tab/>g_async_queue_push(rqueue, (gpointer) code);</text:p>
      <text:p text:style-name="P96"><text:span text:style-name="T115">要么成功，要么失败。</text:span><text:span text:style-name="T124">最后释放对cqueue和rqueue的引用。退出线程。</text:span></text:p>
      <text:p text:style-name="P98"><text:span text:style-name="T115">wl_httper_download_</text:span><text:span text:style-name="T125">timeout()由主线程周期性（300ms）调用。</text:span><text:span text:style-name="T126">首先，它会检查是否有通过rqueue传递</text:span><text:soft-page-break/><text:span text:style-name="T126">的数据，如果有表明下载任务已经结束。如果有了下载结果，那么根据下载结果更新界面，完成，被取消，还是出错？</text:span><text:span text:style-name="T127">如果没有下载结果，也就是说下载还没有结束，那么更新下载速度、下载进度等信息。</text:span></text:p>
      <text:p text:style-name="P151">wl_httper_set_dl_speed(httper, httper-&gt;speed); </text:p>
      <text:p text:style-name="P151">wl_httper_set_dl_size(httper, httper-&gt;dlNow); </text:p>
      <text:p text:style-name="P151">wl_httper_set_total_size(httper, httper-&gt;dlTotal);</text:p>
      <text:p text:style-name="Text_20_body">因为创建线程时传递的就是WlHttper的指针，所以其实WlHttper结构是下载线程和主线程的一块共享内存。既然是共享内存<text:span text:style-name="T145">，那么必须考虑竞争。rqueue和cqueue本身就是线程安全的，再通过增加引用计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6"><draw:frame draw:style-name="fr4"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6">。回想前文关于GObject中主循环的讨论，所谓的定时器其实就是循环当中的一个执行任务。</text:span></text:p>
      <text:p text:style-name="P99">上图显示的只是单个任务的情况下主线程与下载线程之间的关系<text:span text:style-name="T152">。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99"/>
      <text:p text:style-name="P99"><draw:frame draw:style-name="fr3"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99">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100">wl_httper_contitnue()再次用不同的参数调用curl_easy_pause()继续下载。同时重新添加on_httper_download_timeout()定时器。</text:p>
      <text:p text:style-name="P99">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52">g_async_queue_push(httper-&gt;cqueue, (gpointer) 1); <text:tab/>/* 取消下载任务 */</text:p>
      <text:p text:style-name="P152">g_async_queue_unref(httper-&gt;cqueue); </text:p>
      <text:p text:style-name="P152">g_async_queue_unref(httper-&gt;rqueue); /* 直到下载线程退出rqueue和cqueue才会真正释放 */</text:p>
      <text:p text:style-name="P152">httper-&gt;cqueue = NULL; </text:p>
      <text:p text:style-name="P152">httper-&gt;rqueue = NULL;</text:p>
      <text:p text:style-name="P99">wl_httper_redownload()执行重新下载任务。该操作只是先后调用wl_httper_abort()和wl_httper_start()。</text:p>
      <text:p text:style-name="P102">最后下载任务完成后下载线程退出，wl_httper_download_timeout()定时器也被移除。</text:p>
      <text:p text:style-name="P103">WlHttper还提供了注册改变状态回调函数和下载结束回调函数的功能。分别对应<text:span text:style-name="T148">WlHttper结构中的</text:span><text:soft-page-break/><text:span text:style-name="T148">statusCallback和finishCallback。如果设置了这些回调函数。那么在特定的地方就会被调用。以下载结束回调函数为例。在on_httper_download_timeout()中如果检查到下载结束，就会执行下面的代码，</text:span></text:p>
      <text:p text:style-name="P154">if (httper-&gt;finishCallback) </text:p>
      <text:p text:style-name="P154"><text:tab/>httper-&gt;finishCallback((gulong) popdata, httper-&gt;cbData);</text:p>
      <text:p text:style-name="P104">状态改变回调函数的调用类似。分别使用<text:span text:style-name="T149">wl_httper_set_callback()和wl_httper_set_status_callback()设置下载结束回调函数和状态改变回调函数。下载状态改变回调函数主要用在让主窗口可以检查到当前任务的状态，以改变工具栏按钮的形式。</text:span></text:p>
      <text:h text:style-name="P187" text:outline-level="3"><text:bookmark-start text:name="__RefHeading__6171_1311238787"/>3.<text:span text:style-name="T101">1</text:span>.2 WlHttperMenu<text:bookmark-end text:name="__RefHeading__6171_1311238787"/></text:h>
      <text:p text:style-name="P101">WlHttperMenu继承自GtkMenu。是WlHttper的右键菜单，主要是GTK+的编程。</text:p>
      <text:h text:style-name="P187" text:outline-level="3"><text:bookmark-start text:name="__RefHeading__6173_1311238787"/>3.1.3 WlDownloader<text:bookmark-end text:name="__RefHeading__6173_1311238787"/></text:h>
      <text:p text:style-name="P112">WlDownloader继承自GtkScrolledWindow。内部使用GtkBox管理多个任务。包括WlHttper和WlBter。并对外提供统一的管理方式<text:span text:style-name="T147">。它维护一个当前选中的任务，选中的任务会高亮显示。</text:span></text:p>
      <text:p text:style-name="P112">很多函数都是对当前选中任务的操作<text:span text:style-name="T166">，比如</text:span></text:p>
      <text:p text:style-name="P159">/* </text:p>
      <text:p text:style-name="P159"><text:s/>* @description 开始选中的下载任务 </text:p>
      <text:p text:style-name="P159"><text:s/>*/ </text:p>
      <text:p text:style-name="P159">void wl_downloader_start_selected(WlDownloader * dl); </text:p>
      <text:p text:style-name="P159">/* </text:p>
      <text:p text:style-name="P159"><text:s/>* @description 暂停选中的下载任务 </text:p>
      <text:p text:style-name="P159"><text:s/>*/ </text:p>
      <text:p text:style-name="P159">void wl_downloader_pause_selected(WlDownloader * dl); </text:p>
      <text:p text:style-name="P159">/* </text:p>
      <text:p text:style-name="P159"><text:s/>* @description 继续选中的下载任务 </text:p>
      <text:p text:style-name="P159"><text:s/>*/ </text:p>
      <text:p text:style-name="P159">void wl_downloader_continue_selected(WlDownloader * dl); </text:p>
      <text:p text:style-name="P159">/* </text:p>
      <text:p text:style-name="P159"><text:s/>* @description 获取选中任务的状态 </text:p>
      <text:p text:style-name="P159"><text:s/>* @return 如果没有选中，返回0 </text:p>
      <text:p text:style-name="P159"><text:s/>*/ </text:p>
      <text:p text:style-name="P159">WlHttperStatus wl_downloader_get_selected_status(WlDownloader * dl);</text:p>
      <text:p text:style-name="P105">wl_downloader_set_selected_callback()提供了当选中任务改变时的回调函数，实现与WlHttper的回调函数类似。</text:p>
      <text:p text:style-name="P155"><text:soft-page-break/>if (dl-&gt;httperSelected) </text:p>
      <text:p text:style-name="P155"><text:tab/>dl-&gt;httperSelected(dl, dl-&gt;httperSelectedData);</text:p>
      <text:p text:style-name="P105">WlDownloader管理多个下载任务，主要是GTK+编程。</text:p>
      <text:h text:style-name="Heading_20_3" text:outline-level="3"><text:bookmark-start text:name="__RefHeading__1864_1311238787"/>3.1.4 WlHttperProperties<text:bookmark-end text:name="__RefHeading__1864_1311238787"/></text:h>
      <text:p text:style-name="Text_20_body">用来显示<text:span text:style-name="T150">WlHttper信息的对话框，目前仅仅显示下载URL和保存文件的路径。主要是GTK+编程。</text:span></text:p>
      <text:h text:style-name="Heading_20_3" text:outline-level="3"><text:bookmark-start text:name="__RefHeading__1866_1311238787"/>3.1.5 WlUrlDialog<text:bookmark-end text:name="__RefHeading__1866_1311238787"/></text:h>
      <text:p text:style-name="P109">提供一个让用户输入下载URL的对话框。主要是GTK+编程。但是每次按下确认按钮后<text:span text:style-name="T159">，会先使用libcurl来确认输入的URL是否有效，如果无效则提示，有效则新建一个下载任务。本节主要描述如何确认一个URL是否有效。</text:span></text:p>
      <text:p text:style-name="P109">要确认一个<text:span text:style-name="T160">URL是否有效必须对该URL发起一个HTTP的GET请求，然后根据HTTP的响应来确认是否有效。回想HTTP响应码，我们认为HTTP响应码大于400则表面请求失败，否则是成功的。因此我们只需要对输入的URL发起一个HTTP请求，然后获取HTTP响应码，这里不需要获取任何实际的HTTP正文。</text:span></text:p>
      <text:p text:style-name="P109">因为<text:span text:style-name="T161">curl_easy_perform()是阻塞的，为了保证界面其他事件的及时响应，采用多线程的方式。</text:span></text:p>
      <text:p text:style-name="P109">简单地说就是创建一个线程对指定的<text:span text:style-name="T162">URL发起一个HTTP请求，但是获取HTTP响应码后就立刻结束，然后根据HTTP响应码判断URL是否有效。</text:span></text:p>
      <text:p text:style-name="P110">check_url_thread()就是线程的执行函数，</text:p>
      <text:p text:style-name="P157">CURL *curl = curl_easy_init(); </text:p>
      <text:p text:style-name="P157">curl_easy_setopt(curl, CURLOPT_URL, url); </text:p>
      <text:p text:style-name="P157">curl_easy_setopt(curl, CURLOPT_WRITEFUNCTION, curl_write_function); </text:p>
      <text:p text:style-name="P157"/>
      <text:p text:style-name="P157">CURLcode ret = curl_easy_perform(curl); </text:p>
      <text:p text:style-name="P157">glong code; </text:p>
      <text:p text:style-name="P157">curl_easy_getinfo(curl, CURLINFO_RESPONSE_CODE, &amp;code); </text:p>
      <text:p text:style-name="P157">curl_easy_cleanup(curl);</text:p>
      <text:p text:style-name="P110">回调函数curl_write_function只是单纯地返回0表示中止数据传输，然后curl_easy_perform()，libcurl保证调用curl_write_function<text:span text:style-name="T165">()</text:span>时一定已经接受了HTTP响应<text:span text:style-name="T165">，curl_write_function()只会被调用一次</text:span>。然后使用<text:span text:style-name="T163">curl_easy_getinfo()获取HTTP的响应码。</text:span></text:p>
      <text:h text:style-name="Heading_20_3" text:outline-level="3"><text:bookmark-start text:name="__RefHeading__1868_1311238787"/>3.1.6 WlDownloadWindow<text:bookmark-end text:name="__RefHeading__1868_1311238787"/></text:h>
      <text:p text:style-name="Text_20_body">wdl的主窗口<text:span text:style-name="T151">，主要是GTK+的编程。</text:span></text:p>
      <text:p text:style-name="Text_20_body">需要根据<text:span text:style-name="T151">wlDownloader所选中的任务状态来改变工具栏按钮是否可用，比如如果当前选中任务正在下载，那么开始按钮就设置为灰色。这需要注册WlDownloader改变选中任务的回调函数，以及WlHttper状态</text:span><text:soft-page-break/><text:span text:style-name="T151">改变回调函数才能完成。下面代码显示了如何处理WlHttper状态改变。</text:span></text:p>
      <text:p text:style-name="P156">static inline void </text:p>
      <text:p text:style-name="P156">wl_dl_window_enable_button_by_httper_status(WlDownloadWindow * window, WlHttperStatus status) </text:p>
      <text:p text:style-name="P156">{ </text:p>
      <text:p text:style-name="P156"/>
      <text:p text:style-name="P156"><text:tab/>switch (status) { </text:p>
      <text:p text:style-name="P156"><text:tab/>case WL_HTTPER_STATUS_NOT_START: </text:p>
      <text:p text:style-name="P156"><text:tab/>case WL_HTTPER_STATUS_ABORT: </text:p>
      <text:p text:style-name="P156"><text:tab/>case WL_HTTPER_STATUS_PAUSE: </text:p>
      <text:p text:style-name="P156"><text:tab/><text:tab/>wl_dl_window_set_start_enabled(window, TRUE); </text:p>
      <text:p text:style-name="P156"><text:tab/><text:tab/>wl_dl_window_set_pause_enabled(window, FALSE); </text:p>
      <text:p text:style-name="P156"><text:tab/><text:tab/>wl_dl_window_set_remove_enabled(window, TRUE); </text:p>
      <text:p text:style-name="P156"><text:tab/><text:tab/>break; </text:p>
      <text:p text:style-name="P156"><text:tab/>case WL_HTTPER_STATUS_START: </text:p>
      <text:p text:style-name="P156"><text:tab/><text:tab/>wl_dl_window_set_start_enabled(window, FALSE); </text:p>
      <text:p text:style-name="P156"><text:tab/><text:tab/>wl_dl_window_set_pause_enabled(window, TRUE); </text:p>
      <text:p text:style-name="P156"><text:tab/><text:tab/>wl_dl_window_set_remove_enabled(window, TRUE); </text:p>
      <text:p text:style-name="P156"><text:tab/><text:tab/>break; </text:p>
      <text:p text:style-name="P156"><text:tab/>case WL_HTTPER_STATUS_COMPLETE: </text:p>
      <text:p text:style-name="P156"><text:tab/><text:tab/>wl_dl_window_set_start_enabled(window, FALSE); </text:p>
      <text:p text:style-name="P156"><text:tab/><text:tab/>wl_dl_window_set_pause_enabled(window, FALSE); </text:p>
      <text:p text:style-name="P156"><text:tab/><text:tab/>wl_dl_window_set_remove_enabled(window, TRUE); </text:p>
      <text:p text:style-name="P156"><text:tab/><text:tab/>break; </text:p>
      <text:p text:style-name="P156"><text:tab/>default: </text:p>
      <text:p text:style-name="P156"><text:tab/><text:tab/>g_warning("unknown status!"); </text:p>
      <text:p text:style-name="P156"><text:tab/>} </text:p>
      <text:p text:style-name="P156">}</text:p>
      <text:h text:style-name="Heading_20_2" text:outline-level="2"><text:bookmark-start text:name="__RefHeading__2487_469787173"/>3.2 基本流程<text:bookmark-end text:name="__RefHeading__2487_469787173"/></text:h>
      <text:p text:style-name="Text_20_body">本章讨论wdl的工作流程。</text:p>
      <text:p text:style-name="Text_20_body">当wdl开始运行，完成主界面的显示，此时处于<text:span text:style-name="T158">GTK+的主循环中，等待着用户的“输入”。</text:span></text:p>
      <text:p text:style-name="Text_20_body">当用户点击了特定的按钮或者菜单，做出相应的响应。例如用户点击了新建下载按钮，就打开一个输入<text:span text:style-name="T159">URL</text:span><text:soft-page-break/><text:span text:style-name="T159">的对话框，用户可以在对话框输入下载URL和下载文件的保存位置。如果用户输入了有效的URL则新建一个WlHttper开始下载。</text:span></text:p>
      <text:p text:style-name="P158">wl_downloader_append_httper(window-&gt;downloader, url, fullpath);</text:p>
      <text:p text:style-name="P111">该函数是WlDownloader的成员函数，创建一个URL为url，保存路径为fullpath的HTTP或者FTP下载任务。</text:p>
      <text:p text:style-name="P111">然后用户按下特定按钮来控制下载任务<text:span text:style-name="T1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4-13T13:25:15.522307091</dc:date>
    <dc:creator>Wiky L</dc:creator>
    <meta:editing-duration>P1DT11H46M19S</meta:editing-duration>
    <meta:editing-cycles>508</meta:editing-cycles>
    <meta:generator>LibreOffice/4.2.3.2$Linux_X86_64 LibreOffice_project/5b49ae607df7cb5a837397b40c7dba9b437980e9</meta:generator>
    <meta:document-statistic meta:table-count="2" meta:image-count="0" meta:object-count="8" meta:page-count="33" meta:paragraph-count="715" meta:word-count="13616" meta:character-count="31355" meta:non-whitespace-character-count="289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88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4.572cm" svg:height="2.159cm" svg:x="14.083cm" svg:y="7.464cm">
          <text:p text:style-name="P5">WlBt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654cm">
          <text:p text:style-name="P5">WlBtFileChoo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3"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Ubuntu" fo:font-family="Ubuntu" fo:font-size="12pt" fo:language="en" fo:country="US"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Ubuntu Mono" fo:font-family="'Ubuntu Mono'" fo:font-size="18pt" fo:font-weight="bold" style:font-name-asian="Lohit Hindi" style:font-family-asian="'Lohit Hind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Ubuntu Mono" fo:font-family="'Ubuntu Mono'" fo:font-size="14pt" fo:font-weight="bold" style:font-name-asian="Lohit Hindi" style:font-family-asian="'Lohit Hindi'"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Index" style:family="graphic">
      <style:paragraph-properties style:text-autospace="none"/>
      <style:text-properties style:font-name="Ubuntu" fo:font-family="Ubuntu" style:font-name-asian="Lohit Hindi1" style:font-family-asian="'Lohit Hindi'"/>
    </style:style>
    <style:style style:name="Index_20_Heading" style:display-name="Index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Table_20_Contents" style:display-name="Table Contents" style:family="graphic">
      <style:paragraph-properties style:text-autospace="none"/>
    </style:style>
    <style:style style:name="Illustra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Preformatted_20_Text" style:display-name="Preformatted Text" style:family="graphic">
      <style:paragraph-properties fo:margin-top="0cm" fo:margin-bottom="0cm" style:text-autospace="none"/>
      <style:text-properties style:font-name="DejaVu Sans Mono" fo:font-family="'DejaVu Sans Mono'" style:font-family-generic="modern" style:font-pitch="fixed" fo:font-size="10pt" style:font-name-asian="Lohit Hindi2" style:font-family-asian="'Lohit Hindi'" style:font-family-generic-asian="modern" style:font-pitch-asian="fixed" style:font-size-asian="10pt"/>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Heading" style:display-name="Contents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List" style:family="graphic">
      <style:paragraph-properties fo:margin-top="0cm" fo:margin-bottom="0.436cm" fo:line-height="120%" style:text-autospace="none"/>
      <style:text-properties style:font-name="Consolas" fo:font-family="Consolas" style:font-family-generic="swiss" style:font-pitch="fixed" style:font-name-asian="Lohit Hindi1" style:font-family-asian="'Lohit Hindi'"/>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